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2" style:family="table">
      <style:table-properties style:width="6.6931in" fo:margin-top="0in" fo:margin-bottom="0in" table:align="margins" style:writing-mode="lr-tb"/>
    </style:style>
    <style:style style:name="Table2.A" style:family="table-column">
      <style:table-column-properties style:column-width="3.2215in" style:rel-column-width="31543*"/>
    </style:style>
    <style:style style:name="Table2.B" style:family="table-column">
      <style:table-column-properties style:column-width="1.7389in" style:rel-column-width="17026*"/>
    </style:style>
    <style:style style:name="Table2.C" style:family="table-column">
      <style:table-column-properties style:column-width="1.7326in" style:rel-column-width="16966*"/>
    </style:style>
    <style:style style:name="Table2.1" style:family="table-row">
      <style:table-row-properties fo:keep-together="auto"/>
    </style:style>
    <style:style style:name="Table2.A1" style:family="table-cell">
      <style:table-cell-properties style:vertical-align="middle" fo:padding="0.0347in" fo:border-left="1pt solid #d3d3d3" fo:border-right="1pt solid #d3d3d3" fo:border-top="2pt solid #d3d3d3" fo:border-bottom="none"/>
    </style:style>
    <style:style style:name="Table2.C1" style:family="table-cell">
      <style:table-cell-properties style:vertical-align="middle" fo:padding="0.0347in" fo:border-left="1pt solid #d3d3d3" fo:border-right="none" fo:border-top="2pt solid #d3d3d3" fo:border-bottom="none"/>
    </style:style>
    <style:style style:name="Table2.A2" style:family="table-cell">
      <style:table-cell-properties style:vertical-align="middle" fo:padding="0.0347in" fo:border-left="1pt solid #d3d3d3" fo:border-right="1pt solid #d3d3d3" fo:border-top="none" fo:border-bottom="none"/>
    </style:style>
    <style:style style:name="Table2.C2" style:family="table-cell">
      <style:table-cell-properties style:vertical-align="middle" fo:padding="0.0347in" fo:border-left="1pt solid #d3d3d3" fo:border-right="none" fo:border-top="none" fo:border-bottom="none"/>
    </style:style>
    <style:style style:name="Table2.A7" style:family="table-cell">
      <style:table-cell-properties style:vertical-align="middle" fo:padding="0.0347in" fo:border-left="1pt solid #d3d3d3" fo:border-right="1pt solid #d3d3d3" fo:border-top="none" fo:border-bottom="2pt solid #d3d3d3"/>
    </style:style>
    <style:style style:name="Table2.C7" style:family="table-cell">
      <style:table-cell-properties style:vertical-align="middle" fo:padding="0.0347in" fo:border-left="1pt solid #d3d3d3" fo:border-right="none" fo:border-top="none" fo:border-bottom="2pt solid #d3d3d3"/>
    </style:style>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0493in"/>
    </style:style>
    <style:style style:name="Table1.B" style:family="table-column">
      <style:table-column-properties style:column-width="2.2646in"/>
    </style:style>
    <style:style style:name="Table1.C" style:family="table-column">
      <style:table-column-properties style:column-width="2.2611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4.A14"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9b9247"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9b9247"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8cb194" officeooo:paragraph-rsid="008cb194" style:font-size-asian="10pt" style:font-weight-asian="bold" style:font-size-complex="10pt" style:font-weight-complex="bold"/>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2"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3" style:family="paragraph" style:parent-style-name="Standard">
      <style:paragraph-properties style:writing-mode="lr-tb"/>
      <style:text-properties style:font-name="Calibri" fo:font-size="10pt"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7"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9" style:family="paragraph" style:parent-style-name="Standard">
      <style:paragraph-properties fo:text-align="start" style:justify-single-word="false" style:writing-mode="lr-tb"/>
      <style:text-properties style:font-name="Calibri" fo:font-size="10pt" officeooo:rsid="000746b0" officeooo:paragraph-rsid="009b9247" style:font-size-asian="10pt" style:font-size-complex="10pt"/>
    </style:style>
    <style:style style:name="P30" style:family="paragraph" style:parent-style-name="Standard">
      <style:text-properties style:font-name="Calibri" fo:font-size="10pt" officeooo:paragraph-rsid="001a2374" style:font-size-asian="10pt" style:font-size-complex="10pt"/>
    </style:style>
    <style:style style:name="P31" style:family="paragraph" style:parent-style-name="Standard">
      <style:paragraph-properties style:writing-mode="lr-tb"/>
      <style:text-properties style:font-name="Calibri" fo:font-size="10pt"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6"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7"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9" style:family="paragraph" style:parent-style-name="Table_20_Contents">
      <style:text-properties style:font-name="Calibri" fo:font-size="10pt" officeooo:paragraph-rsid="006eb040" style:font-size-asian="10pt" style:font-size-complex="10pt"/>
    </style:style>
    <style:style style:name="P40" style:family="paragraph" style:parent-style-name="Standard">
      <style:paragraph-properties fo:text-align="end"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3"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95d3c8" style:font-size-asian="10pt"/>
    </style:style>
    <style:style style:name="P44" style:family="paragraph" style:parent-style-name="Standard">
      <style:paragraph-properties fo:text-align="center" style:justify-single-word="false" fo:orphans="0" fo:widows="0" style:writing-mode="lr-tb"/>
      <style:text-properties style:font-name="Calibri" fo:font-size="10pt" style:font-size-asian="10pt"/>
    </style:style>
    <style:style style:name="P45"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6" style:family="paragraph" style:parent-style-name="Standard">
      <style:paragraph-properties fo:text-align="center" style:justify-single-word="false" fo:orphans="0" fo:widows="0" style:writing-mode="lr-tb">
        <style:tab-stops/>
      </style:paragraph-properties>
      <style:text-properties style:font-name="Calibri" fo:font-size="10pt" officeooo:rsid="0095d3c8" officeooo:paragraph-rsid="0095d3c8" style:font-size-asian="10pt"/>
    </style:style>
    <style:style style:name="P47" style:family="paragraph" style:parent-style-name="Standard">
      <style:paragraph-properties fo:text-align="center" style:justify-single-word="false" fo:orphans="0" fo:widows="0" style:writing-mode="lr-tb"/>
      <style:text-properties style:font-name="Calibri" fo:font-size="10pt" officeooo:rsid="0095d3c8" officeooo:paragraph-rsid="0095d3c8" style:font-size-asian="10pt"/>
    </style:style>
    <style:style style:name="P48" style:family="paragraph" style:parent-style-name="Standard">
      <style:paragraph-properties fo:text-align="center" style:justify-single-word="false" style:writing-mode="lr-tb"/>
      <style:text-properties style:font-name="Calibri" fo:font-size="10pt" fo:font-weight="normal" officeooo:rsid="000746b0" officeooo:paragraph-rsid="009b9247" style:font-size-asian="10pt" style:font-weight-asian="normal" style:font-size-complex="10pt" style:font-weight-complex="normal"/>
    </style:style>
    <style:style style:name="P49"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3dc821" style:font-size-asian="10pt" style:font-style-asian="italic" style:font-style-complex="italic"/>
    </style:style>
    <style:style style:name="P50"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1a2374" style:font-size-asian="10pt" style:font-style-asian="italic" style:font-size-complex="10pt" style:font-style-complex="italic"/>
    </style:style>
    <style:style style:name="P51" style:family="paragraph" style:parent-style-name="Standard">
      <style:text-properties style:font-name="Calibri"/>
    </style:style>
    <style:style style:name="P52" style:family="paragraph" style:parent-style-name="Standard">
      <style:paragraph-properties fo:text-align="center" style:justify-single-word="false" fo:orphans="0" fo:widows="0" style:writing-mode="lr-tb">
        <style:tab-stops/>
      </style:paragraph-properties>
      <style:text-properties style:font-name="Calibri"/>
    </style:style>
    <style:style style:name="P53"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54" style:family="paragraph" style:parent-style-name="Standard">
      <style:paragraph-properties fo:text-align="center" style:justify-single-word="false" fo:orphans="0" fo:widows="0" style:writing-mode="lr-tb"/>
      <style:text-properties style:font-name="Calibri"/>
    </style:style>
    <style:style style:name="P55" style:family="paragraph" style:parent-style-name="Standard">
      <style:paragraph-properties fo:text-align="end" style:justify-single-word="false" fo:orphans="0" fo:widows="0" style:writing-mode="lr-tb"/>
      <style:text-properties style:font-name="Calibri"/>
    </style:style>
    <style:style style:name="P56" style:family="paragraph" style:parent-style-name="Standard">
      <style:paragraph-properties fo:text-align="start" style:justify-single-word="false" fo:orphans="0" fo:widows="0" style:writing-mode="lr-tb"/>
      <style:text-properties style:font-name="Calibri" officeooo:paragraph-rsid="00071191"/>
    </style:style>
    <style:style style:name="P57" style:family="paragraph" style:parent-style-name="Standard">
      <style:paragraph-properties fo:text-align="start" style:justify-single-word="false" fo:hyphenation-ladder-count="no-limit" style:writing-mode="lr-tb"/>
      <style:text-properties style:font-name="Calibri" officeooo:paragraph-rsid="0084d21d" fo:hyphenate="true" fo:hyphenation-remain-char-count="2" fo:hyphenation-push-char-count="2" loext:hyphenation-no-caps="false"/>
    </style:style>
    <style:style style:name="P58" style:family="paragraph" style:parent-style-name="Standard">
      <style:paragraph-properties style:writing-mode="lr-tb"/>
      <style:text-properties style:font-name="Calibri" fo:font-size="9pt"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61"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62"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63"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4"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65"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6"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7"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8"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9" style:family="paragraph" style:parent-style-name="Standard">
      <style:paragraph-properties fo:text-align="start" style:justify-single-word="false" fo:hyphenation-ladder-count="no-limit" style:writing-mode="lr-tb"/>
      <style:text-properties style:font-name="Calibri" officeooo:rsid="00071191" officeooo:paragraph-rsid="00837013" fo:background-color="transparent" fo:hyphenate="true" fo:hyphenation-remain-char-count="2" fo:hyphenation-push-char-count="2" loext:hyphenation-no-caps="false"/>
    </style:style>
    <style:style style:name="P70" style:family="paragraph" style:parent-style-name="Standard">
      <style:paragraph-properties fo:text-align="start" style:justify-single-word="false" fo:hyphenation-ladder-count="no-limit" style:writing-mode="lr-tb"/>
      <style:text-properties style:font-name="Calibri" officeooo:rsid="00071191" officeooo:paragraph-rsid="0084d21d" fo:background-color="transparent" fo:hyphenate="true" fo:hyphenation-remain-char-count="2" fo:hyphenation-push-char-count="2" loext:hyphenation-no-caps="false"/>
    </style:style>
    <style:style style:name="P71"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72"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73" style:family="paragraph" style:parent-style-name="Standard">
      <style:paragraph-properties fo:text-align="start" style:justify-single-word="false" fo:hyphenation-ladder-count="no-limit" style:writing-mode="lr-tb"/>
      <style:text-properties style:font-name="Calibri" officeooo:rsid="000746b0" officeooo:paragraph-rsid="009b9247" fo:background-color="transparent" fo:hyphenate="true" fo:hyphenation-remain-char-count="2" fo:hyphenation-push-char-count="2" loext:hyphenation-no-caps="false"/>
    </style:style>
    <style:style style:name="P74"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5"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6" style:family="paragraph" style:parent-style-name="Bibliography_20_1" style:master-page-name="Standard">
      <style:paragraph-properties style:page-number="auto"/>
    </style:style>
    <style:style style:name="P77" style:family="paragraph" style:parent-style-name="Standard" style:master-page-name="Landscape">
      <style:paragraph-properties style:page-number="auto"/>
      <style:text-properties style:font-name="Calibri" officeooo:rsid="00697aad" officeooo:paragraph-rsid="00420a64" fo:background-color="transparent" style:font-name-asian="utkal" style:font-name-complex="utkal"/>
    </style:style>
    <style:style style:name="P78"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79" style:family="paragraph" style:parent-style-name="Standard">
      <style:paragraph-properties fo:text-align="start" style:justify-single-word="false" fo:orphans="0" fo:widows="0" style:writing-mode="lr-tb"/>
      <style:text-properties style:font-name="Calibri" fo:font-size="10pt" officeooo:rsid="00aafc26" officeooo:paragraph-rsid="00aafc26" style:font-size-asian="10pt"/>
    </style:style>
    <style:style style:name="P80" style:family="paragraph" style:parent-style-name="Standard" style:master-page-name="Landscape">
      <style:paragraph-properties style:page-number="auto"/>
      <style:text-properties officeooo:paragraph-rsid="00a7ccf0"/>
    </style:style>
    <style:style style:name="P81" style:family="paragraph" style:parent-style-name="Standard">
      <style:text-properties officeooo:paragraph-rsid="00a7ccf0"/>
    </style:style>
    <style:style style:name="P82" style:family="paragraph" style:parent-style-name="Standard">
      <style:paragraph-properties style:writing-mode="lr-tb"/>
      <style:text-properties officeooo:paragraph-rsid="00a7ccf0"/>
    </style:style>
    <style:style style:name="P83" style:family="paragraph" style:parent-style-name="Standard">
      <style:paragraph-properties fo:text-align="center" style:justify-single-word="false" style:writing-mode="lr-tb"/>
      <style:text-properties officeooo:paragraph-rsid="00a7ccf0"/>
    </style:style>
    <style:style style:name="P84" style:family="paragraph" style:parent-style-name="Standard">
      <style:text-properties style:text-position="super 58%" style:font-name="Calibri" fo:font-size="10pt" officeooo:rsid="0076ca9a" officeooo:paragraph-rsid="0076ca9a" style:font-size-asian="10pt" style:font-size-complex="10pt"/>
    </style:style>
    <style:style style:name="P85" style:family="paragraph" style:parent-style-name="Standard">
      <style:text-properties style:text-position="super 58%" style:font-name="Calibri" fo:font-size="10pt" officeooo:rsid="00aafc26" officeooo:paragraph-rsid="00aafc26" style:font-size-asian="10pt" style:font-size-complex="10pt"/>
    </style:style>
    <style:style style:name="P86" style:family="paragraph" style:parent-style-name="Standard">
      <style:text-properties style:font-name="Calibri" fo:font-size="10pt" officeooo:rsid="00aafc26" officeooo:paragraph-rsid="00aafc26" style:font-size-asian="10pt" style:font-size-complex="10pt"/>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0c3f65" style:font-weight-asian="normal" style:font-weight-complex="normal"/>
    </style:style>
    <style:style style:name="T4" style:family="text">
      <style:text-properties style:text-position="super 58%" fo:font-weight="normal" officeooo:rsid="000c3f65" style:font-name-asian="Noto Serif CJK SC" style:font-weight-asian="normal" style:font-name-complex="Lohit Devanagari" style:font-weight-complex="normal"/>
    </style:style>
    <style:style style:name="T5" style:family="text">
      <style:text-properties style:text-position="super 58%" fo:font-size="10pt" fo:font-style="italic" style:font-size-asian="10pt" style:font-style-asian="italic"/>
    </style:style>
    <style:style style:name="T6" style:family="text">
      <style:text-properties style:text-position="super 58%" style:font-name="Calibri" fo:font-size="10pt" style:font-size-asian="10pt" style:font-size-complex="10pt"/>
    </style:style>
    <style:style style:name="T7" style:family="text">
      <style:text-properties style:text-position="super 58%" style:font-name="Calibri" fo:font-size="10pt" officeooo:rsid="00420a64" style:font-size-asian="10pt" style:font-size-complex="10pt"/>
    </style:style>
    <style:style style:name="T8" style:family="text">
      <style:text-properties style:text-position="super 58%" style:font-name="Calibri" fo:font-size="10pt" officeooo:rsid="006fefd6" style:font-size-asian="10pt" style:font-size-complex="10pt"/>
    </style:style>
    <style:style style:name="T9" style:family="text">
      <style:text-properties style:text-position="super 58%" style:font-name="Calibri" fo:font-size="10pt" officeooo:rsid="00680e46" style:font-size-asian="10pt" style:font-size-complex="10pt"/>
    </style:style>
    <style:style style:name="T10" style:family="text">
      <style:text-properties style:text-position="super 58%" style:font-name="Calibri" fo:font-size="10pt" officeooo:rsid="003b0b57" style:font-size-asian="10pt" style:font-size-complex="10pt"/>
    </style:style>
    <style:style style:name="T11" style:family="text">
      <style:text-properties style:text-position="super 58%" style:font-name="Calibri" fo:font-size="10pt" officeooo:rsid="00451367" style:font-size-asian="10pt" style:font-size-complex="10pt"/>
    </style:style>
    <style:style style:name="T12" style:family="text">
      <style:text-properties style:text-position="super 58%" style:font-name="Calibri" fo:font-size="10pt" officeooo:rsid="00427c22" style:font-size-asian="10pt" style:font-size-complex="10pt"/>
    </style:style>
    <style:style style:name="T13" style:family="text">
      <style:text-properties style:text-position="super 58%" style:font-name="Calibri" fo:font-size="10pt" officeooo:rsid="0067a5b1" style:font-size-asian="10pt" style:font-size-complex="10pt"/>
    </style:style>
    <style:style style:name="T14" style:family="text">
      <style:text-properties style:text-position="super 58%" style:font-name="Calibri" fo:font-size="10pt" officeooo:rsid="00672b2f" style:font-size-asian="10pt" style:font-size-complex="10pt"/>
    </style:style>
    <style:style style:name="T15" style:family="text">
      <style:text-properties style:text-position="super 58%" style:font-name="Calibri" fo:font-size="10pt" officeooo:rsid="0065b455" style:font-size-asian="10pt" style:font-size-complex="10pt"/>
    </style:style>
    <style:style style:name="T16" style:family="text">
      <style:text-properties style:text-position="super 58%" style:font-name="Calibri" fo:font-size="10pt" officeooo:rsid="00550f1b" style:font-size-asian="10pt" style:font-size-complex="10pt"/>
    </style:style>
    <style:style style:name="T17" style:family="text">
      <style:text-properties style:text-position="super 58%" style:font-name="Calibri" fo:font-size="10pt" officeooo:rsid="0050546c" style:font-size-asian="10pt" style:font-size-complex="10pt"/>
    </style:style>
    <style:style style:name="T18" style:family="text">
      <style:text-properties style:text-position="super 58%" style:font-name="Calibri" fo:font-size="10pt" officeooo:rsid="0062ae2d" style:font-size-asian="10pt" style:font-size-complex="10pt"/>
    </style:style>
    <style:style style:name="T19" style:family="text">
      <style:text-properties style:text-position="super 58%" style:font-name="Calibri" fo:font-size="10pt" officeooo:rsid="004fa7bc" style:font-size-asian="10pt" style:font-size-complex="10pt"/>
    </style:style>
    <style:style style:name="T20" style:family="text">
      <style:text-properties style:text-position="super 58%" style:font-name="Calibri" fo:font-size="10pt" officeooo:rsid="004efeab" style:font-size-asian="10pt" style:font-size-complex="10pt"/>
    </style:style>
    <style:style style:name="T21" style:family="text">
      <style:text-properties style:text-position="super 58%" style:font-name="Calibri" fo:font-size="10pt" officeooo:rsid="0060b04c" style:font-size-asian="10pt" style:font-size-complex="10pt"/>
    </style:style>
    <style:style style:name="T22" style:family="text">
      <style:text-properties style:text-position="super 58%" style:font-name="Calibri" fo:font-size="10pt" officeooo:rsid="004e4e49" style:font-size-asian="10pt" style:font-size-complex="10pt"/>
    </style:style>
    <style:style style:name="T23" style:family="text">
      <style:text-properties style:text-position="super 58%" style:font-name="Calibri" fo:font-size="10pt" officeooo:rsid="005cec47" style:font-size-asian="10pt" style:font-size-complex="10pt"/>
    </style:style>
    <style:style style:name="T24" style:family="text">
      <style:text-properties style:text-position="super 58%" style:font-name="Calibri" officeooo:rsid="003ed1d2" fo:background-color="transparent" loext:char-shading-value="0"/>
    </style:style>
    <style:style style:name="T25" style:family="text">
      <style:text-properties officeooo:rsid="00071191"/>
    </style:style>
    <style:style style:name="T26" style:family="text">
      <style:text-properties fo:font-weight="normal" officeooo:rsid="000c3f65" style:font-weight-asian="normal" style:font-weight-complex="normal"/>
    </style:style>
    <style:style style:name="T27" style:family="text">
      <style:text-properties fo:font-weight="normal" officeooo:rsid="000746b0" style:font-weight-asian="normal" style:font-weight-complex="normal"/>
    </style:style>
    <style:style style:name="T28" style:family="text">
      <style:text-properties officeooo:rsid="000c426c"/>
    </style:style>
    <style:style style:name="T29" style:family="text">
      <style:text-properties officeooo:rsid="000c6b50"/>
    </style:style>
    <style:style style:name="T30" style:family="text">
      <style:text-properties style:font-name-asian="Noto Serif CJK SC" style:font-name-complex="Lohit Devanagari"/>
    </style:style>
    <style:style style:name="T31" style:family="text">
      <style:text-properties officeooo:rsid="000c6b50" style:font-name-asian="Noto Serif CJK SC" style:font-name-complex="Lohit Devanagari"/>
    </style:style>
    <style:style style:name="T32" style:family="text">
      <style:text-properties fo:font-weight="bold" style:font-weight-asian="bold" style:font-weight-complex="bold"/>
    </style:style>
    <style:style style:name="T33" style:family="text">
      <style:text-properties fo:font-size="10pt" fo:font-weight="bold" style:font-size-asian="10pt" style:font-weight-asian="bold"/>
    </style:style>
    <style:style style:name="T34" style:family="text">
      <style:text-properties fo:font-size="10pt" fo:font-weight="bold" officeooo:rsid="00071191" style:font-size-asian="10pt" style:font-weight-asian="bold"/>
    </style:style>
    <style:style style:name="T35" style:family="text">
      <style:text-properties fo:font-size="10pt" style:font-size-asian="10pt"/>
    </style:style>
    <style:style style:name="T36" style:family="text">
      <style:text-properties fo:font-size="10pt" officeooo:rsid="00071191" style:font-size-asian="10pt"/>
    </style:style>
    <style:style style:name="T37" style:family="text">
      <style:text-properties fo:font-size="10pt" officeooo:rsid="000746b0" style:font-size-asian="10pt"/>
    </style:style>
    <style:style style:name="T38" style:family="text">
      <style:text-properties fo:font-size="10pt" officeooo:rsid="00082486" style:font-size-asian="10pt"/>
    </style:style>
    <style:style style:name="T39" style:family="text">
      <style:text-properties fo:font-size="10pt" officeooo:rsid="00093dcd" style:font-size-asian="10pt"/>
    </style:style>
    <style:style style:name="T40" style:family="text">
      <style:text-properties fo:font-size="10pt" style:font-size-asian="10pt" style:font-size-complex="10pt"/>
    </style:style>
    <style:style style:name="T41" style:family="text">
      <style:text-properties officeooo:rsid="000c6b50" style:font-name-asian="utkal" style:font-name-complex="utkal"/>
    </style:style>
    <style:style style:name="T42" style:family="text">
      <style:text-properties style:text-position="sub 58%" fo:font-size="10pt" style:font-size-asian="10pt"/>
    </style:style>
    <style:style style:name="T43" style:family="text">
      <style:text-properties style:text-position="sub 58%" style:font-name="Calibri" fo:font-size="10pt" officeooo:rsid="003b0b57" style:font-size-asian="10pt" style:font-size-complex="10pt"/>
    </style:style>
    <style:style style:name="T44" style:family="text">
      <style:text-properties officeooo:rsid="000746b0"/>
    </style:style>
    <style:style style:name="T45" style:family="text">
      <style:text-properties officeooo:rsid="00093dcd"/>
    </style:style>
    <style:style style:name="T46"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47" style:family="text">
      <style:text-properties fo:font-variant="normal" fo:text-transform="none" fo:color="#000000" loext:opacity="100%" style:text-line-through-style="none" style:text-line-through-type="none" style:font-name="Calibri"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48" style:family="text">
      <style:text-properties fo:font-variant="normal" fo:text-transform="none" fo:color="#000000" loext:opacity="100%" style:text-line-through-style="none" style:text-line-through-type="none" style:font-name="Calibri" fo:font-size="10pt" fo:font-style="italic" style:text-underline-style="none" fo:font-weight="normal" officeooo:rsid="00411e25" style:text-blinking="false" fo:background-color="transparent" loext:char-shading-value="0" style:font-size-asian="10pt" style:font-style-asian="italic" style:font-size-complex="10pt" style:font-style-complex="italic"/>
    </style:style>
    <style:style style:name="T49"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50" style:family="text">
      <style:text-properties fo:font-variant="normal" fo:text-transform="none" style:text-position="super 58%" fo:font-style="normal" style:text-underline-style="none" fo:font-weight="normal"/>
    </style:style>
    <style:style style:name="T51"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52"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53"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54"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55"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56"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57"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58"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59"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60"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61"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62"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63"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64"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65"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66"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67"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68"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69" style:family="text">
      <style:text-properties fo:font-variant="normal" fo:text-transform="none" style:text-position="super 58%" style:font-name="Calibri" fo:font-size="10pt" fo:font-style="normal" style:text-underline-style="none" style:font-size-asian="10pt" style:font-size-complex="10pt"/>
    </style:style>
    <style:style style:name="T70" style:family="text">
      <style:text-properties fo:font-variant="normal" fo:text-transform="none" style:text-position="super 58%" style:font-name="Calibri" fo:font-size="10pt" fo:font-style="normal" style:text-underline-style="none" officeooo:rsid="003b0b57" style:font-size-asian="10pt" style:font-size-complex="10pt"/>
    </style:style>
    <style:style style:name="T71" style:family="text">
      <style:text-properties fo:font-variant="normal" fo:text-transform="none" style:text-position="super 58%" style:font-name="Calibri" fo:font-size="10pt" fo:font-style="normal" style:text-underline-style="none" officeooo:rsid="00672b2f" style:font-size-asian="10pt" style:font-size-complex="10pt"/>
    </style:style>
    <style:style style:name="T72" style:family="text">
      <style:text-properties fo:font-variant="normal" fo:text-transform="none" style:text-position="super 58%" style:font-name="Calibri" fo:font-size="10pt" fo:font-style="normal" style:text-underline-style="none" officeooo:rsid="0065b455" style:font-size-asian="10pt" style:font-size-complex="10pt"/>
    </style:style>
    <style:style style:name="T73" style:family="text">
      <style:text-properties fo:font-variant="normal" fo:text-transform="none" style:text-position="super 58%" style:font-name="Calibri" fo:font-size="10pt" fo:font-style="normal" style:text-underline-style="none" officeooo:rsid="00550f1b" style:font-size-asian="10pt" style:font-size-complex="10pt"/>
    </style:style>
    <style:style style:name="T74" style:family="text">
      <style:text-properties fo:font-variant="normal" fo:text-transform="none" style:text-position="super 58%" style:font-name="Calibri" fo:font-size="10pt" fo:font-style="normal" style:text-underline-style="none" officeooo:rsid="0062ae2d" style:font-size-asian="10pt" style:font-size-complex="10pt"/>
    </style:style>
    <style:style style:name="T75" style:family="text">
      <style:text-properties fo:font-variant="normal" fo:text-transform="none" style:text-position="super 58%" style:font-name="Calibri" fo:font-size="10pt" fo:font-style="normal" style:text-underline-style="none" officeooo:rsid="0050546c" style:font-size-asian="10pt" style:font-size-complex="10pt"/>
    </style:style>
    <style:style style:name="T76" style:family="text">
      <style:text-properties fo:font-variant="normal" fo:text-transform="none" style:text-position="super 58%" style:font-name="Calibri" fo:font-size="10pt" fo:font-style="normal" style:text-underline-style="none" officeooo:rsid="004fa7bc" style:font-size-asian="10pt" style:font-size-complex="10pt"/>
    </style:style>
    <style:style style:name="T77" style:family="text">
      <style:text-properties fo:font-variant="normal" fo:text-transform="none" style:text-position="super 58%" style:font-name="Calibri" fo:font-size="10pt" fo:font-style="normal" style:text-underline-style="none" officeooo:rsid="004efeab" style:font-size-asian="10pt" style:font-size-complex="10pt"/>
    </style:style>
    <style:style style:name="T78" style:family="text">
      <style:text-properties fo:font-variant="normal" fo:text-transform="none" style:text-position="super 58%" style:font-name="Calibri" fo:font-size="10pt" fo:font-style="normal" style:text-underline-style="none" officeooo:rsid="0060b04c" style:font-size-asian="10pt" style:font-size-complex="10pt"/>
    </style:style>
    <style:style style:name="T79" style:family="text">
      <style:text-properties fo:font-variant="normal" fo:text-transform="none" style:text-position="super 58%" style:font-name="Calibri" fo:font-size="10pt" fo:font-style="normal" style:text-underline-style="none" officeooo:rsid="004e4e49" style:font-size-asian="10pt" style:font-size-complex="10pt"/>
    </style:style>
    <style:style style:name="T80" style:family="text">
      <style:text-properties fo:font-variant="normal" fo:text-transform="none" style:text-position="super 58%" style:font-name="Calibri" fo:font-size="10pt" fo:font-style="normal" style:font-size-asian="10pt" style:font-size-complex="10pt"/>
    </style:style>
    <style:style style:name="T81" style:family="text">
      <style:text-properties fo:font-variant="normal" fo:text-transform="none" style:text-position="super 58%" style:font-name="Calibri" fo:font-size="10pt" fo:font-style="normal" officeooo:rsid="003b0b57" style:font-size-asian="10pt" style:font-size-complex="10pt"/>
    </style:style>
    <style:style style:name="T82" style:family="text">
      <style:text-properties fo:font-variant="normal" fo:text-transform="none" style:text-position="super 58%" style:font-name="Calibri" fo:font-size="10pt" fo:font-style="normal" officeooo:rsid="00672b2f" style:font-size-asian="10pt" style:font-size-complex="10pt"/>
    </style:style>
    <style:style style:name="T83" style:family="text">
      <style:text-properties fo:font-variant="normal" fo:text-transform="none" style:text-position="super 58%" style:font-name="Calibri" fo:font-size="10pt" fo:font-style="normal" officeooo:rsid="0065b455" style:font-size-asian="10pt" style:font-size-complex="10pt"/>
    </style:style>
    <style:style style:name="T84" style:family="text">
      <style:text-properties fo:font-variant="normal" fo:text-transform="none" style:text-position="super 58%" style:font-name="Calibri" fo:font-size="10pt" fo:font-style="normal" officeooo:rsid="00550f1b" style:font-size-asian="10pt" style:font-size-complex="10pt"/>
    </style:style>
    <style:style style:name="T85" style:family="text">
      <style:text-properties fo:font-variant="normal" fo:text-transform="none" style:text-position="super 58%" style:font-name="Calibri" fo:font-size="10pt" fo:font-style="normal" officeooo:rsid="0062ae2d" style:font-size-asian="10pt" style:font-size-complex="10pt"/>
    </style:style>
    <style:style style:name="T86" style:family="text">
      <style:text-properties fo:font-variant="normal" fo:text-transform="none" style:text-position="super 58%" style:font-name="Calibri" fo:font-size="10pt" fo:font-style="normal" officeooo:rsid="0050546c" style:font-size-asian="10pt" style:font-size-complex="10pt"/>
    </style:style>
    <style:style style:name="T87" style:family="text">
      <style:text-properties fo:font-variant="normal" fo:text-transform="none" style:text-position="super 58%" style:font-name="Calibri" fo:font-size="10pt" fo:font-style="normal" officeooo:rsid="004fa7bc" style:font-size-asian="10pt" style:font-size-complex="10pt"/>
    </style:style>
    <style:style style:name="T88" style:family="text">
      <style:text-properties fo:font-variant="normal" fo:text-transform="none" style:text-position="super 58%" style:font-name="Calibri" fo:font-size="10pt" fo:font-style="normal" officeooo:rsid="004efeab" style:font-size-asian="10pt" style:font-size-complex="10pt"/>
    </style:style>
    <style:style style:name="T89" style:family="text">
      <style:text-properties fo:font-variant="normal" fo:text-transform="none" style:text-position="super 58%" style:font-name="Calibri" fo:font-size="10pt" fo:font-style="normal" officeooo:rsid="0060b04c" style:font-size-asian="10pt" style:font-size-complex="10pt"/>
    </style:style>
    <style:style style:name="T90" style:family="text">
      <style:text-properties fo:font-variant="normal" fo:text-transform="none" style:text-position="super 58%" style:font-name="Calibri" fo:font-size="10pt" fo:font-style="normal" officeooo:rsid="004e4e49" style:font-size-asian="10pt" style:font-size-complex="10pt"/>
    </style:style>
    <style:style style:name="T91" style:family="text">
      <style:text-properties fo:font-variant="normal" fo:text-transform="none" style:text-position="super 58%" style:font-name="Calibri" fo:font-size="10pt" style:font-size-asian="10pt" style:font-size-complex="10pt"/>
    </style:style>
    <style:style style:name="T92" style:family="text">
      <style:text-properties fo:font-variant="normal" fo:text-transform="none" style:text-position="super 58%" style:font-name="Calibri" fo:font-size="10pt" officeooo:rsid="003b0b57" style:font-size-asian="10pt" style:font-size-complex="10pt"/>
    </style:style>
    <style:style style:name="T93" style:family="text">
      <style:text-properties fo:font-variant="normal" fo:text-transform="none" style:text-position="super 58%" style:font-name="Calibri" fo:font-size="10pt" officeooo:rsid="00672b2f" style:font-size-asian="10pt" style:font-size-complex="10pt"/>
    </style:style>
    <style:style style:name="T94" style:family="text">
      <style:text-properties fo:font-variant="normal" fo:text-transform="none" style:text-position="super 58%" style:font-name="Calibri" fo:font-size="10pt" officeooo:rsid="0065b455" style:font-size-asian="10pt" style:font-size-complex="10pt"/>
    </style:style>
    <style:style style:name="T95" style:family="text">
      <style:text-properties fo:font-variant="normal" fo:text-transform="none" style:text-position="super 58%" style:font-name="Calibri" fo:font-size="10pt" officeooo:rsid="00550f1b" style:font-size-asian="10pt" style:font-size-complex="10pt"/>
    </style:style>
    <style:style style:name="T96" style:family="text">
      <style:text-properties fo:font-variant="normal" fo:text-transform="none" style:text-position="super 58%" style:font-name="Calibri" fo:font-size="10pt" officeooo:rsid="0062ae2d" style:font-size-asian="10pt" style:font-size-complex="10pt"/>
    </style:style>
    <style:style style:name="T97" style:family="text">
      <style:text-properties fo:font-variant="normal" fo:text-transform="none" style:text-position="super 58%" style:font-name="Calibri" fo:font-size="10pt" officeooo:rsid="0050546c" style:font-size-asian="10pt" style:font-size-complex="10pt"/>
    </style:style>
    <style:style style:name="T98" style:family="text">
      <style:text-properties fo:font-variant="normal" fo:text-transform="none" style:text-position="super 58%" style:font-name="Calibri" fo:font-size="10pt" officeooo:rsid="004fa7bc" style:font-size-asian="10pt" style:font-size-complex="10pt"/>
    </style:style>
    <style:style style:name="T99" style:family="text">
      <style:text-properties fo:font-variant="normal" fo:text-transform="none" style:text-position="super 58%" style:font-name="Calibri" fo:font-size="10pt" officeooo:rsid="004efeab" style:font-size-asian="10pt" style:font-size-complex="10pt"/>
    </style:style>
    <style:style style:name="T100" style:family="text">
      <style:text-properties fo:font-variant="normal" fo:text-transform="none" style:text-position="super 58%" style:font-name="Calibri" fo:font-size="10pt" officeooo:rsid="0060b04c" style:font-size-asian="10pt" style:font-size-complex="10pt"/>
    </style:style>
    <style:style style:name="T101" style:family="text">
      <style:text-properties fo:font-variant="normal" fo:text-transform="none" style:text-position="super 58%" style:font-name="Calibri" fo:font-size="10pt" officeooo:rsid="004e4e49" style:font-size-asian="10pt" style:font-size-complex="10pt"/>
    </style:style>
    <style:style style:name="T102"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103" style:family="text">
      <style:text-properties fo:font-variant="normal" fo:text-transform="none" style:text-position="super 58%" style:font-name="Calibri" fo:font-style="normal" style:text-underline-style="none" officeooo:rsid="003ed1d2" fo:background-color="transparent" loext:char-shading-value="0"/>
    </style:style>
    <style:style style:name="T104" style:family="text">
      <style:text-properties fo:font-variant="normal" fo:text-transform="none" style:text-position="super 58%" style:font-name="Calibri" fo:font-style="normal" officeooo:rsid="003ed1d2" fo:background-color="transparent" loext:char-shading-value="0"/>
    </style:style>
    <style:style style:name="T105" style:family="text">
      <style:text-properties fo:font-variant="normal" fo:text-transform="none" style:text-position="super 58%" style:font-name="Calibri" officeooo:rsid="003ed1d2" fo:background-color="transparent" loext:char-shading-value="0"/>
    </style:style>
    <style:style style:name="T106"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107"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108" style:family="text">
      <style:text-properties officeooo:rsid="00261e6b"/>
    </style:style>
    <style:style style:name="T109" style:family="text">
      <style:text-properties fo:font-style="italic" style:font-style-asian="italic"/>
    </style:style>
    <style:style style:name="T110" style:family="text">
      <style:text-properties fo:font-style="italic" style:font-style-asian="italic" style:font-style-complex="italic"/>
    </style:style>
    <style:style style:name="T111" style:family="text">
      <style:text-properties style:font-name="Calibri" fo:font-size="10pt" style:font-size-asian="10pt" style:font-size-complex="10pt"/>
    </style:style>
    <style:style style:name="T112" style:family="text">
      <style:text-properties style:font-name="Calibri" fo:font-size="10pt" officeooo:rsid="003b0b57" style:font-size-asian="10pt" style:font-size-complex="10pt"/>
    </style:style>
    <style:style style:name="T113" style:family="text">
      <style:text-properties style:font-name="Calibri" fo:font-size="10pt" officeooo:rsid="00420a64" style:font-size-asian="10pt" style:font-size-complex="10pt"/>
    </style:style>
    <style:style style:name="T114" style:family="text">
      <style:text-properties style:font-name="Calibri" fo:font-size="10pt" officeooo:rsid="00427c22" style:font-size-asian="10pt" style:font-size-complex="10pt"/>
    </style:style>
    <style:style style:name="T115" style:family="text">
      <style:text-properties style:font-name="Calibri" fo:font-size="10pt" officeooo:rsid="00445388" style:font-size-asian="10pt" style:font-size-complex="10pt"/>
    </style:style>
    <style:style style:name="T116" style:family="text">
      <style:text-properties style:font-name="Calibri" fo:font-size="10pt" officeooo:rsid="00447546" style:font-size-asian="10pt" style:font-size-complex="10pt"/>
    </style:style>
    <style:style style:name="T117" style:family="text">
      <style:text-properties style:font-name="Calibri" fo:font-size="10pt" officeooo:rsid="00451367" style:font-size-asian="10pt" style:font-size-complex="10pt"/>
    </style:style>
    <style:style style:name="T118" style:family="text">
      <style:text-properties style:font-name="Calibri" fo:font-size="10pt" officeooo:rsid="0049b9e5" style:font-size-asian="10pt" style:font-size-complex="10pt"/>
    </style:style>
    <style:style style:name="T119" style:family="text">
      <style:text-properties style:font-name="Calibri" fo:font-size="10pt" officeooo:rsid="004d09fd" style:font-size-asian="10pt" style:font-size-complex="10pt"/>
    </style:style>
    <style:style style:name="T120" style:family="text">
      <style:text-properties style:font-name="Calibri" fo:font-size="10pt" officeooo:rsid="004e4e49" style:font-size-asian="10pt" style:font-size-complex="10pt"/>
    </style:style>
    <style:style style:name="T121" style:family="text">
      <style:text-properties style:font-name="Calibri" fo:font-size="10pt" officeooo:rsid="004efeab" style:font-size-asian="10pt" style:font-size-complex="10pt"/>
    </style:style>
    <style:style style:name="T122" style:family="text">
      <style:text-properties style:font-name="Calibri" fo:font-size="10pt" officeooo:rsid="004fa7bc" style:font-size-asian="10pt" style:font-size-complex="10pt"/>
    </style:style>
    <style:style style:name="T123" style:family="text">
      <style:text-properties style:font-name="Calibri" fo:font-size="10pt" officeooo:rsid="0050546c" style:font-size-asian="10pt" style:font-size-complex="10pt"/>
    </style:style>
    <style:style style:name="T124" style:family="text">
      <style:text-properties style:font-name="Calibri" fo:font-size="10pt" officeooo:rsid="00516895" style:font-size-asian="10pt" style:font-size-complex="10pt"/>
    </style:style>
    <style:style style:name="T125" style:family="text">
      <style:text-properties style:font-name="Calibri" fo:font-size="10pt" officeooo:rsid="00550f1b" style:font-size-asian="10pt" style:font-size-complex="10pt"/>
    </style:style>
    <style:style style:name="T126" style:family="text">
      <style:text-properties style:font-name="Calibri" fo:font-size="10pt" officeooo:rsid="0059e4b4" style:font-size-asian="10pt" style:font-size-complex="10pt"/>
    </style:style>
    <style:style style:name="T127" style:family="text">
      <style:text-properties style:font-name="Calibri" fo:font-size="10pt" officeooo:rsid="005cbccd" style:font-size-asian="10pt" style:font-size-complex="10pt"/>
    </style:style>
    <style:style style:name="T128" style:family="text">
      <style:text-properties style:font-name="Calibri" fo:font-size="10pt" officeooo:rsid="005cec47" style:font-size-asian="10pt" style:font-size-complex="10pt"/>
    </style:style>
    <style:style style:name="T129" style:family="text">
      <style:text-properties style:font-name="Calibri" fo:font-size="10pt" officeooo:rsid="005ea7ba" style:font-size-asian="10pt" style:font-size-complex="10pt"/>
    </style:style>
    <style:style style:name="T130" style:family="text">
      <style:text-properties style:font-name="Calibri" fo:font-size="10pt" officeooo:rsid="0060b04c" style:font-size-asian="10pt" style:font-size-complex="10pt"/>
    </style:style>
    <style:style style:name="T131" style:family="text">
      <style:text-properties style:font-name="Calibri" fo:font-size="10pt" officeooo:rsid="0062ae2d" style:font-size-asian="10pt" style:font-size-complex="10pt"/>
    </style:style>
    <style:style style:name="T132" style:family="text">
      <style:text-properties style:font-name="Calibri" fo:font-size="10pt" officeooo:rsid="0065b455" style:font-size-asian="10pt" style:font-size-complex="10pt"/>
    </style:style>
    <style:style style:name="T133" style:family="text">
      <style:text-properties style:font-name="Calibri" fo:font-size="10pt" officeooo:rsid="00672b2f" style:font-size-asian="10pt" style:font-size-complex="10pt"/>
    </style:style>
    <style:style style:name="T134" style:family="text">
      <style:text-properties style:font-name="Calibri" fo:font-size="10pt" officeooo:rsid="0067a5b1" style:font-size-asian="10pt" style:font-size-complex="10pt"/>
    </style:style>
    <style:style style:name="T135" style:family="text">
      <style:text-properties style:font-name="Calibri" fo:font-size="10pt" officeooo:rsid="006fefd6" style:font-size-asian="10pt" style:font-size-complex="10pt"/>
    </style:style>
    <style:style style:name="T136" style:family="text">
      <style:text-properties style:font-name="Calibri" fo:font-size="10pt" officeooo:rsid="00680e46" style:font-size-asian="10pt" style:font-size-complex="10pt"/>
    </style:style>
    <style:style style:name="T137" style:family="text">
      <style:text-properties style:font-name="Calibri" fo:font-size="10pt" officeooo:rsid="0046c2b3" fo:background-color="transparent" loext:char-shading-value="0" style:font-name-asian="utkal" style:font-size-asian="10pt" style:font-name-complex="utkal" style:font-size-complex="10pt"/>
    </style:style>
    <style:style style:name="T138" style:family="text">
      <style:text-properties style:font-name="Calibri" officeooo:rsid="000746b0" fo:background-color="transparent" loext:char-shading-value="0"/>
    </style:style>
    <style:style style:name="T139" style:family="text">
      <style:text-properties style:font-name="Calibri" officeooo:rsid="003e51a0" fo:background-color="transparent" loext:char-shading-value="0"/>
    </style:style>
    <style:style style:name="T140" style:family="text">
      <style:text-properties style:font-name="Calibri" officeooo:rsid="001a2374" fo:background-color="transparent" loext:char-shading-value="0"/>
    </style:style>
    <style:style style:name="T141" style:family="text">
      <style:text-properties style:font-name="Calibri" officeooo:rsid="003ed1d2" fo:background-color="transparent" loext:char-shading-value="0"/>
    </style:style>
    <style:style style:name="T142" style:family="text">
      <style:text-properties style:font-name="Calibri" officeooo:rsid="0046c2b3" fo:background-color="transparent" loext:char-shading-value="0" style:font-name-asian="Noto Serif CJK SC" style:font-name-complex="Lohit Devanagari"/>
    </style:style>
    <style:style style:name="T143" style:family="text">
      <style:text-properties style:font-name="Calibri" officeooo:rsid="0046c2b3" fo:background-color="transparent" loext:char-shading-value="0" style:font-name-asian="utkal" style:font-name-complex="utkal"/>
    </style:style>
    <style:style style:name="T144" style:family="text">
      <style:text-properties style:font-name="Calibri" officeooo:rsid="00697aad" fo:background-color="transparent" loext:char-shading-value="0"/>
    </style:style>
    <style:style style:name="T145" style:family="text">
      <style:text-properties style:font-name="Calibri" officeooo:rsid="00aafc26" fo:background-color="transparent" loext:char-shading-value="0"/>
    </style:style>
    <style:style style:name="T146" style:family="text">
      <style:text-properties style:font-name="Calibri" fo:font-weight="bold" officeooo:rsid="000746b0" fo:background-color="transparent" loext:char-shading-value="0" style:font-weight-asian="bold" style:font-weight-complex="bold"/>
    </style:style>
    <style:style style:name="T147" style:family="text">
      <style:text-properties style:font-name="Calibri" fo:font-weight="bold" officeooo:rsid="003ed1d2" fo:background-color="transparent" loext:char-shading-value="0" style:font-weight-asian="bold" style:font-weight-complex="bold"/>
    </style:style>
    <style:style style:name="T148"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149" style:family="text">
      <style:text-properties officeooo:rsid="0029c8b5"/>
    </style:style>
    <style:style style:name="T150" style:family="text">
      <style:text-properties officeooo:rsid="0029e240"/>
    </style:style>
    <style:style style:name="T151" style:family="text">
      <style:text-properties officeooo:rsid="003d3577"/>
    </style:style>
    <style:style style:name="T152" style:family="text">
      <style:text-properties officeooo:rsid="004b5893"/>
    </style:style>
    <style:style style:name="T153" style:family="text">
      <style:text-properties officeooo:rsid="004d09fd"/>
    </style:style>
    <style:style style:name="T154" style:family="text">
      <style:text-properties officeooo:rsid="007520fb"/>
    </style:style>
    <style:style style:name="T155" style:family="text">
      <style:text-properties style:text-position="0% 100%"/>
    </style:style>
    <style:style style:name="T156" style:family="text">
      <style:text-properties style:text-position="0% 100%" style:font-name="Ubuntu" style:font-name-asian="Noto Serif CJK SC" style:font-name-complex="Lohit Devanagari"/>
    </style:style>
    <style:style style:name="T157" style:family="text">
      <style:text-properties officeooo:rsid="007ab568"/>
    </style:style>
    <style:style style:name="T158" style:family="text">
      <style:text-properties officeooo:rsid="007cf8b9"/>
    </style:style>
    <style:style style:name="T159" style:family="text">
      <style:text-properties officeooo:rsid="007f56a5"/>
    </style:style>
    <style:style style:name="T160" style:family="text">
      <style:text-properties officeooo:rsid="008d5b6c"/>
    </style:style>
    <style:style style:name="T161" style:family="text">
      <style:text-properties style:font-style-asian="italic"/>
    </style:style>
    <style:style style:name="T162" style:family="text">
      <style:text-properties officeooo:rsid="009a6fb5"/>
    </style:style>
    <style:style style:name="T163" style:family="text">
      <style:text-properties officeooo:rsid="00a123b1"/>
    </style:style>
    <style:style style:name="T164" style:family="text">
      <style:text-properties fo:color="#000000" loext:opacity="100%" style:text-line-through-style="none" style:text-line-through-type="none" style:font-name="Calibri" fo:font-size="10pt" style:text-blinking="false" fo:background-color="transparent" loext:char-shading-value="0" style:font-size-asian="10pt" style:font-size-complex="10pt"/>
    </style:style>
    <style:style style:name="T165" style:family="text">
      <style:text-properties fo:color="#000000" loext:opacity="100%" style:text-line-through-style="none" style:text-line-through-type="none" style:text-position="super 58%" style:font-name="Calibri" fo:font-size="10pt" style:text-blinking="false" fo:background-color="transparent" loext:char-shading-value="0" style:font-size-asian="10pt" style:font-size-complex="10pt"/>
    </style:style>
    <style:style style:name="T166" style:family="text">
      <style:text-properties officeooo:rsid="00aafc2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ata type</text:p>
          </table:table-cell>
          <table:table-cell table:style-name="Table2.A1" office:value-type="string">
            <text:p text:style-name="P11">Visit <text:span text:style-name="T44">A </text:span><text:span text:style-name="T27">(n)</text:span></text:p>
          </table:table-cell>
          <table:table-cell table:style-name="Table2.C1" office:value-type="string">
            <text:p text:style-name="P11">Visit B <text:span text:style-name="T27">(n)</text:span></text:p>
          </table:table-cell>
        </table:table-row>
        <table:table-row table:style-name="Table2.1">
          <table:table-cell table:style-name="Table2.A2" office:value-type="string">
            <text:p text:style-name="P29">exposure</text:p>
          </table:table-cell>
          <table:table-cell table:style-name="Table2.A2" office:value-type="string">
            <text:p text:style-name="P48">152</text:p>
          </table:table-cell>
          <table:table-cell table:style-name="Table2.C2" office:value-type="string">
            <text:p text:style-name="P48">152</text:p>
          </table:table-cell>
        </table:table-row>
        <table:table-row table:style-name="Table2.1">
          <table:table-cell table:style-name="Table2.A2" office:value-type="string">
            <text:p text:style-name="P29">methylome</text:p>
          </table:table-cell>
          <table:table-cell table:style-name="Table2.A2" office:value-type="string">
            <text:p text:style-name="P48">149</text:p>
          </table:table-cell>
          <table:table-cell table:style-name="Table2.C2" office:value-type="string">
            <text:p text:style-name="P48">149</text:p>
          </table:table-cell>
        </table:table-row>
        <table:table-row table:style-name="Table2.1">
          <table:table-cell table:style-name="Table2.A2" office:value-type="string">
            <text:p text:style-name="P29">serum metabolome</text:p>
          </table:table-cell>
          <table:table-cell table:style-name="Table2.A2" office:value-type="string">
            <text:p text:style-name="P48">155</text:p>
          </table:table-cell>
          <table:table-cell table:style-name="Table2.C2" office:value-type="string">
            <text:p text:style-name="P48">155</text:p>
          </table:table-cell>
        </table:table-row>
        <table:table-row table:style-name="Table2.1">
          <table:table-cell table:style-name="Table2.A2" office:value-type="string">
            <text:p text:style-name="P29">urinary metabolome</text:p>
          </table:table-cell>
          <table:table-cell table:style-name="Table2.A2" office:value-type="string">
            <text:p text:style-name="P48">156</text:p>
          </table:table-cell>
          <table:table-cell table:style-name="Table2.C2" office:value-type="string">
            <text:p text:style-name="P48">154</text:p>
          </table:table-cell>
        </table:table-row>
        <table:table-row table:style-name="Table2.1">
          <table:table-cell table:style-name="Table2.A2" office:value-type="string">
            <text:p text:style-name="P29">proteome</text:p>
          </table:table-cell>
          <table:table-cell table:style-name="Table2.A2" office:value-type="string">
            <text:p text:style-name="P48">150</text:p>
          </table:table-cell>
          <table:table-cell table:style-name="Table2.C2" office:value-type="string">
            <text:p text:style-name="P48">155</text:p>
          </table:table-cell>
        </table:table-row>
        <table:table-row table:style-name="Table2.1">
          <table:table-cell table:style-name="Table2.A7" office:value-type="string">
            <text:p text:style-name="P29">intersection</text:p>
          </table:table-cell>
          <table:table-cell table:style-name="Table2.A7" office:value-type="string">
            <text:p text:style-name="P48">140</text:p>
          </table:table-cell>
          <table:table-cell table:style-name="Table2.C7" office:value-type="string">
            <text:p text:style-name="P48">143</text:p>
          </table:table-cell>
        </table:table-row>
      </table:table>
      <text:p text:style-name="P73">Table <text:span text:style-name="T162">1</text:span>: Study population selection for each visit and each data typ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2">1</text:span></text:p>
          </table:table-cell>
          <table:table-cell table:style-name="Table9.A1" office:value-type="string">
            <text:p text:style-name="P2">Visit B<text:span text:style-name="T2">1</text:span></text:p>
          </table:table-cell>
        </table:table-row>
        <table:table-row table:style-name="Table9.1">
          <table:table-cell table:style-name="Table9.A2" table:number-rows-spanned="5" office:value-type="string">
            <text:p text:style-name="P22">OP pesticide metabolite<text:span text:style-name="T44">s</text:span></text:p>
          </table:table-cell>
          <table:table-cell table:style-name="Table9.A2" office:value-type="string">
            <text:p text:style-name="P39">diethyl phosphate</text:p>
          </table:table-cell>
          <table:table-cell table:style-name="Table9.A2" office:value-type="string">
            <text:p text:style-name="P21">DEP</text:p>
          </table:table-cell>
          <table:table-cell table:style-name="Table9.A2" office:value-type="string">
            <text:p text:style-name="P21">654</text:p>
          </table:table-cell>
          <table:table-cell table:style-name="Table9.A2" office:value-type="string">
            <text:p text:style-name="P21">C034789</text:p>
          </table:table-cell>
          <table:table-cell table:style-name="Table9.A2" office:value-type="string">
            <text:p text:style-name="P21">0.05 (-0.55, 0.60)</text:p>
          </table:table-cell>
          <table:table-cell table:style-name="Table9.A2" office:value-type="string">
            <text:p text:style-name="P21">-0.02 (-0.59, 0.54)</text:p>
          </table:table-cell>
        </table:table-row>
        <table:table-row table:style-name="Table9.1">
          <table:covered-table-cell table:style-name="Table9.A2"/>
          <table:table-cell table:style-name="Table9.A2" office:value-type="string">
            <text:p text:style-name="P39">diethyl thiophosphate</text:p>
          </table:table-cell>
          <table:table-cell table:style-name="Table9.A2" office:value-type="string">
            <text:p text:style-name="P21">DETP</text:p>
          </table:table-cell>
          <table:table-cell table:style-name="Table9.A2" office:value-type="string">
            <text:p text:style-name="P21">3683036</text:p>
          </table:table-cell>
          <table:table-cell table:style-name="Table9.A2" office:value-type="string">
            <text:p text:style-name="P21">C035638</text:p>
          </table:table-cell>
          <table:table-cell table:style-name="Table9.A2" office:value-type="string">
            <text:p text:style-name="P21">0.23 (-0.91, 0.78)</text:p>
          </table:table-cell>
          <table:table-cell table:style-name="Table9.A2" office:value-type="string">
            <text:p text:style-name="P21">0.18 (-1.11, 0.77)</text:p>
          </table:table-cell>
        </table:table-row>
        <table:table-row table:style-name="Table9.1">
          <table:covered-table-cell table:style-name="Table9.A2"/>
          <table:table-cell table:style-name="Table9.A2" office:value-type="string">
            <text:p text:style-name="P39">dimethyl dithiophosphate</text:p>
          </table:table-cell>
          <table:table-cell table:style-name="Table9.A2" office:value-type="string">
            <text:p text:style-name="P21">DMDTP</text:p>
          </table:table-cell>
          <table:table-cell table:style-name="Table9.A2" office:value-type="string">
            <text:p text:style-name="P21">36158</text:p>
          </table:table-cell>
          <table:table-cell table:style-name="Table9.A2" office:value-type="string">
            <text:p text:style-name="P21">C040339</text:p>
          </table:table-cell>
          <table:table-cell table:style-name="Table9.A2" office:value-type="string">
            <text:p text:style-name="P21">-0.41 (-0.72, 0.74)</text:p>
          </table:table-cell>
          <table:table-cell table:style-name="Table9.A2" office:value-type="string">
            <text:p text:style-name="P21">-0.40 (-0.67, 0.51)</text:p>
          </table:table-cell>
        </table:table-row>
        <table:table-row table:style-name="Table9.1">
          <table:covered-table-cell table:style-name="Table9.A2"/>
          <table:table-cell table:style-name="Table9.A2" office:value-type="string">
            <text:p text:style-name="P39">dimethyl phosphate</text:p>
          </table:table-cell>
          <table:table-cell table:style-name="Table9.A2" office:value-type="string">
            <text:p text:style-name="P21">DMP</text:p>
          </table:table-cell>
          <table:table-cell table:style-name="Table9.A2" office:value-type="string">
            <text:p text:style-name="P21">13134</text:p>
          </table:table-cell>
          <table:table-cell table:style-name="Table9.A2" office:value-type="string">
            <text:p text:style-name="P21">C007477</text:p>
          </table:table-cell>
          <table:table-cell table:style-name="Table9.A2" office:value-type="string">
            <text:p text:style-name="P21">0.28 (-0.95, 0.87)</text:p>
          </table:table-cell>
          <table:table-cell table:style-name="Table9.A2" office:value-type="string">
            <text:p text:style-name="P21">0.13 (-0.89, 0.84)</text:p>
          </table:table-cell>
        </table:table-row>
        <table:table-row table:style-name="Table9.1">
          <table:covered-table-cell table:style-name="Table9.A2"/>
          <table:table-cell table:style-name="Table9.A2" office:value-type="string">
            <text:p text:style-name="P39">dimethyl thiophosphate</text:p>
          </table:table-cell>
          <table:table-cell table:style-name="Table9.A2" office:value-type="string">
            <text:p text:style-name="P21">DMTP</text:p>
          </table:table-cell>
          <table:table-cell table:style-name="Table9.A2" office:value-type="string">
            <text:p text:style-name="P21">168140</text:p>
          </table:table-cell>
          <table:table-cell table:style-name="Table9.A2" office:value-type="string">
            <text:p text:style-name="P21">C040340</text:p>
          </table:table-cell>
          <table:table-cell table:style-name="Table9.A2" office:value-type="string">
            <text:p text:style-name="P21">0.00 (-0.55, 0.48)</text:p>
          </table:table-cell>
          <table:table-cell table:style-name="Table9.A2" office:value-type="string">
            <text:p text:style-name="P21">-0.08 (-0.55, 0.50)</text:p>
          </table:table-cell>
        </table:table-row>
        <table:table-row table:style-name="Table9.1">
          <table:table-cell table:style-name="Table9.A2" table:number-rows-spanned="7" office:value-type="string">
            <text:p text:style-name="P21">Phenol<text:span text:style-name="T44">s</text:span></text:p>
          </table:table-cell>
          <table:table-cell table:style-name="Table9.A2" office:value-type="string">
            <text:p text:style-name="P39">bisphenol A</text:p>
          </table:table-cell>
          <table:table-cell table:style-name="Table9.A2" office:value-type="string">
            <text:p text:style-name="P21">BPA</text:p>
          </table:table-cell>
          <table:table-cell table:style-name="Table9.A2" office:value-type="string">
            <text:p text:style-name="P21">6623</text:p>
          </table:table-cell>
          <table:table-cell table:style-name="Table9.A2" office:value-type="string">
            <text:p text:style-name="P21">C006780</text:p>
          </table:table-cell>
          <table:table-cell table:style-name="Table9.A2" office:value-type="string">
            <text:p text:style-name="P21">-0.17 (-0.62, 0.34)</text:p>
          </table:table-cell>
          <table:table-cell table:style-name="Table9.A2" office:value-type="string">
            <text:p text:style-name="P21">-0.03 (-0.46, 0.43)</text:p>
          </table:table-cell>
        </table:table-row>
        <table:table-row table:style-name="Table9.1">
          <table:covered-table-cell table:style-name="Table9.A2"/>
          <table:table-cell table:style-name="Table9.A2" office:value-type="string">
            <text:p text:style-name="P39">ethyl-paraben</text:p>
          </table:table-cell>
          <table:table-cell table:style-name="Table9.A2" office:value-type="string">
            <text:p text:style-name="P21">ETPA</text:p>
          </table:table-cell>
          <table:table-cell table:style-name="Table9.A2" office:value-type="string">
            <text:p text:style-name="P21">8434</text:p>
          </table:table-cell>
          <table:table-cell table:style-name="Table9.A2" office:value-type="string">
            <text:p text:style-name="P21">C012313</text:p>
          </table:table-cell>
          <table:table-cell table:style-name="Table9.A2" office:value-type="string">
            <text:p text:style-name="P21">-0.27 (-0.64, 0.50)</text:p>
          </table:table-cell>
          <table:table-cell table:style-name="Table9.A2" office:value-type="string">
            <text:p text:style-name="P21">-0.31 (-0.65, 0.31)</text:p>
          </table:table-cell>
        </table:table-row>
        <table:table-row table:style-name="Table9.1">
          <table:covered-table-cell table:style-name="Table9.A2"/>
          <table:table-cell table:style-name="Table9.A2" office:value-type="string">
            <text:p text:style-name="P39">methyl-paraben</text:p>
          </table:table-cell>
          <table:table-cell table:style-name="Table9.A2" office:value-type="string">
            <text:p text:style-name="P21">MEPA</text:p>
          </table:table-cell>
          <table:table-cell table:style-name="Table9.A2" office:value-type="string">
            <text:p text:style-name="P21">7456</text:p>
          </table:table-cell>
          <table:table-cell table:style-name="Table9.A2" office:value-type="string">
            <text:p text:style-name="P21">C015358</text:p>
          </table:table-cell>
          <table:table-cell table:style-name="Table9.A2" office:value-type="string">
            <text:p text:style-name="P21">-0.10 (-0.83, 0.59)</text:p>
          </table:table-cell>
          <table:table-cell table:style-name="Table9.A2" office:value-type="string">
            <text:p text:style-name="P21">-0.33 (-0.75, 0.54)</text:p>
          </table:table-cell>
        </table:table-row>
        <table:table-row table:style-name="Table9.1">
          <table:covered-table-cell table:style-name="Table9.A2"/>
          <table:table-cell table:style-name="Table9.A2" office:value-type="string">
            <text:p text:style-name="P39">n-butyl-paraben</text:p>
          </table:table-cell>
          <table:table-cell table:style-name="Table9.A2" office:value-type="string">
            <text:p text:style-name="P21">BUPA</text:p>
          </table:table-cell>
          <table:table-cell table:style-name="Table9.A2" office:value-type="string">
            <text:p text:style-name="P21">7184</text:p>
          </table:table-cell>
          <table:table-cell table:style-name="Table9.A2" office:value-type="string">
            <text:p text:style-name="P21">C038091</text:p>
          </table:table-cell>
          <table:table-cell table:style-name="Table9.A2" office:value-type="string">
            <text:p text:style-name="P21">-0.18 (-0.55, 0.30)</text:p>
          </table:table-cell>
          <table:table-cell table:style-name="Table9.A2" office:value-type="string">
            <text:p text:style-name="P21">-0.12 (-0.42, 0.28)</text:p>
          </table:table-cell>
        </table:table-row>
        <table:table-row table:style-name="Table9.1">
          <table:covered-table-cell table:style-name="Table9.A2"/>
          <table:table-cell table:style-name="Table9.A2" office:value-type="string">
            <text:p text:style-name="P39">oxybenzone</text:p>
          </table:table-cell>
          <table:table-cell table:style-name="Table9.A2" office:value-type="string">
            <text:p text:style-name="P21">OXBE</text:p>
          </table:table-cell>
          <table:table-cell table:style-name="Table9.A2" office:value-type="string">
            <text:p text:style-name="P21">4632</text:p>
          </table:table-cell>
          <table:table-cell table:style-name="Table9.A2" office:value-type="string">
            <text:p text:style-name="P21">C005290</text:p>
          </table:table-cell>
          <table:table-cell table:style-name="Table9.A2" office:value-type="string">
            <text:p text:style-name="P21">-0.08 (-0.64, 0.56)</text:p>
          </table:table-cell>
          <table:table-cell table:style-name="Table9.A2" office:value-type="string">
            <text:p text:style-name="P21">-0.04 (-0.72, 0.62)</text:p>
          </table:table-cell>
        </table:table-row>
        <table:table-row table:style-name="Table9.1">
          <table:covered-table-cell table:style-name="Table9.A2"/>
          <table:table-cell table:style-name="Table9.A2" office:value-type="string">
            <text:p text:style-name="P39">propyl-paraben</text:p>
          </table:table-cell>
          <table:table-cell table:style-name="Table9.A2" office:value-type="string">
            <text:p text:style-name="P21">PRPA</text:p>
          </table:table-cell>
          <table:table-cell table:style-name="Table9.A2" office:value-type="string">
            <text:p text:style-name="P21">7175</text:p>
          </table:table-cell>
          <table:table-cell table:style-name="Table9.A2" office:value-type="string">
            <text:p text:style-name="P21">C006068</text:p>
          </table:table-cell>
          <table:table-cell table:style-name="Table9.A2" office:value-type="string">
            <text:p text:style-name="P21">-0.13 (-0.70, 0.71)</text:p>
          </table:table-cell>
          <table:table-cell table:style-name="Table9.A2" office:value-type="string">
            <text:p text:style-name="P21">-0.16 (-0.64, 0.53)</text:p>
          </table:table-cell>
        </table:table-row>
        <table:table-row table:style-name="Table9.1">
          <table:covered-table-cell table:style-name="Table9.A2"/>
          <table:table-cell table:style-name="Table9.A2" office:value-type="string">
            <text:p text:style-name="P39">triclosan</text:p>
          </table:table-cell>
          <table:table-cell table:style-name="Table9.A2" office:value-type="string">
            <text:p text:style-name="P21">TRCS</text:p>
          </table:table-cell>
          <table:table-cell table:style-name="Table9.A2" office:value-type="string">
            <text:p text:style-name="P21">5564</text:p>
          </table:table-cell>
          <table:table-cell table:style-name="Table9.A2" office:value-type="string">
            <text:p text:style-name="P21">D014260</text:p>
          </table:table-cell>
          <table:table-cell table:style-name="Table9.A2" office:value-type="string">
            <text:p text:style-name="P21">-0.25 (-0.64, 0.39)</text:p>
          </table:table-cell>
          <table:table-cell table:style-name="Table9.A2" office:value-type="string">
            <text:p text:style-name="P21">-0.33 (-0.61, 0.24)</text:p>
          </table:table-cell>
        </table:table-row>
        <table:table-row table:style-name="Table9.1">
          <table:table-cell table:style-name="Table9.A2" table:number-rows-spanned="10" office:value-type="string">
            <text:p text:style-name="P21">Phthalate metabolite<text:span text:style-name="T44">s</text:span></text:p>
          </table:table-cell>
          <table:table-cell table:style-name="Table9.A2" office:value-type="string">
            <text:p text:style-name="P39">mono benzyl phthalate</text:p>
          </table:table-cell>
          <table:table-cell table:style-name="Table9.A2" office:value-type="string">
            <text:p text:style-name="P21">MBzP</text:p>
          </table:table-cell>
          <table:table-cell table:style-name="Table9.A2" office:value-type="string">
            <text:p text:style-name="P21">31736</text:p>
          </table:table-cell>
          <table:table-cell table:style-name="Table9.A2" office:value-type="string">
            <text:p text:style-name="P21">C103325</text:p>
          </table:table-cell>
          <table:table-cell table:style-name="Table9.A2" office:value-type="string">
            <text:p text:style-name="P21">-0.05 (-0.62, 0.54)</text:p>
          </table:table-cell>
          <table:table-cell table:style-name="Table9.A2" office:value-type="string">
            <text:p text:style-name="P21">-0.12 (-0.67, 0.63)</text:p>
          </table:table-cell>
        </table:table-row>
        <table:table-row table:style-name="Table9.1">
          <table:covered-table-cell table:style-name="Table9.A2"/>
          <table:table-cell table:style-name="Table9.A2" office:value-type="string">
            <text:p text:style-name="P39">mono-2-ethyl 5-carboxypentyl phthalate</text:p>
          </table:table-cell>
          <table:table-cell table:style-name="Table9.A2" office:value-type="string">
            <text:p text:style-name="P21">MECPP</text:p>
          </table:table-cell>
          <table:table-cell table:style-name="Table9.A2" office:value-type="string">
            <text:p text:style-name="P21">148386</text:p>
          </table:table-cell>
          <table:table-cell table:style-name="Table9.A2" office:value-type="string">
            <text:p text:style-name="P21">C051450</text:p>
          </table:table-cell>
          <table:table-cell table:style-name="Table9.A2" office:value-type="string">
            <text:p text:style-name="P21">-0.04 (-0.65, 0.67)</text:p>
          </table:table-cell>
          <table:table-cell table:style-name="Table9.A2" office:value-type="string">
            <text:p text:style-name="P21">-0.09 (-0.74, 0.59)</text:p>
          </table:table-cell>
        </table:table-row>
        <table:table-row table:style-name="Table9.1">
          <table:covered-table-cell table:style-name="Table9.A2"/>
          <table:table-cell table:style-name="Table9.A2" office:value-type="string">
            <text:p text:style-name="P39">mono-2-ethyl-5-hydroxyhexyl phthalate</text:p>
          </table:table-cell>
          <table:table-cell table:style-name="Table9.A2" office:value-type="string">
            <text:p text:style-name="P21">MEHHP</text:p>
          </table:table-cell>
          <table:table-cell table:style-name="Table9.A2" office:value-type="string">
            <text:p text:style-name="P21">170295</text:p>
          </table:table-cell>
          <table:table-cell table:style-name="Table9.A2" office:value-type="string">
            <text:p text:style-name="P21">C479069</text:p>
          </table:table-cell>
          <table:table-cell table:style-name="Table9.A2" office:value-type="string">
            <text:p text:style-name="P21">-0.10 (-0.72, 0.55)</text:p>
          </table:table-cell>
          <table:table-cell table:style-name="Table9.A2" office:value-type="string">
            <text:p text:style-name="P21">-0.20 (-0.74, 0.68)</text:p>
          </table:table-cell>
        </table:table-row>
        <table:table-row table:style-name="Table9.1">
          <table:covered-table-cell table:style-name="Table9.A2"/>
          <table:table-cell table:style-name="Table9.A2" office:value-type="string">
            <text:p text:style-name="P39">mono-2-ethyl-5-oxohexyl phthalate</text:p>
          </table:table-cell>
          <table:table-cell table:style-name="Table9.A2" office:value-type="string">
            <text:p text:style-name="P21">MEOHP</text:p>
          </table:table-cell>
          <table:table-cell table:style-name="Table9.A2" office:value-type="string">
            <text:p text:style-name="P21">119096</text:p>
          </table:table-cell>
          <table:table-cell table:style-name="Table9.A2" office:value-type="string">
            <text:p text:style-name="P21">C080276</text:p>
          </table:table-cell>
          <table:table-cell table:style-name="Table9.A2" office:value-type="string">
            <text:p text:style-name="P21">-0.04 (-0.71, 0.65)</text:p>
          </table:table-cell>
          <table:table-cell table:style-name="Table9.A2" office:value-type="string">
            <text:p text:style-name="P21">-0.18 (-0.71, 0.63)</text:p>
          </table:table-cell>
        </table:table-row>
        <table:table-row table:style-name="Table9.1">
          <table:covered-table-cell table:style-name="Table9.A2"/>
          <table:table-cell table:style-name="Table9.A2" office:value-type="string">
            <text:p text:style-name="P39">mono-2-ethylhexyl phthalate</text:p>
          </table:table-cell>
          <table:table-cell table:style-name="Table9.A2" office:value-type="string">
            <text:p text:style-name="P21">MEHP</text:p>
          </table:table-cell>
          <table:table-cell table:style-name="Table9.A2" office:value-type="string">
            <text:p text:style-name="P21">21924291</text:p>
          </table:table-cell>
          <table:table-cell table:style-name="Table9.A2" office:value-type="string">
            <text:p text:style-name="P21">C016599</text:p>
          </table:table-cell>
          <table:table-cell table:style-name="Table9.A2" office:value-type="string">
            <text:p text:style-name="P21">-0.08 (-0.65, 0.69)</text:p>
          </table:table-cell>
          <table:table-cell table:style-name="Table9.A2" office:value-type="string">
            <text:p text:style-name="P21">-0.01 (-0.74, 0.60)</text:p>
          </table:table-cell>
        </table:table-row>
        <table:table-row table:style-name="Table9.1">
          <table:covered-table-cell table:style-name="Table9.A2"/>
          <table:table-cell table:style-name="Table9.A2" office:value-type="string">
            <text:p text:style-name="P39">mono-4-methyl-7-hydroxyoctyl phthalate</text:p>
          </table:table-cell>
          <table:table-cell table:style-name="Table9.A2" office:value-type="string">
            <text:p text:style-name="P21">oh-MiNP</text:p>
          </table:table-cell>
          <table:table-cell table:style-name="Table9.A2" office:value-type="string">
            <text:p text:style-name="P21">102401880</text:p>
          </table:table-cell>
          <table:table-cell table:style-name="Table9.A2" office:value-type="string">
            <text:p text:style-name="P21">NA</text:p>
          </table:table-cell>
          <table:table-cell table:style-name="Table9.A2" office:value-type="string">
            <text:p text:style-name="P21">-0.12 (-0.77, 0.76)</text:p>
          </table:table-cell>
          <table:table-cell table:style-name="Table9.A2" office:value-type="string">
            <text:p text:style-name="P21">-0.01 (-0.62, 0.46)</text:p>
          </table:table-cell>
        </table:table-row>
        <table:table-row table:style-name="Table9.1">
          <table:covered-table-cell table:style-name="Table9.A2"/>
          <table:table-cell table:style-name="Table9.A2" office:value-type="string">
            <text:p text:style-name="P39">mono-4-methyl-7-oxooctyl phthalate</text:p>
          </table:table-cell>
          <table:table-cell table:style-name="Table9.A2" office:value-type="string">
            <text:p text:style-name="P21">oxo-MiNP</text:p>
          </table:table-cell>
          <table:table-cell table:style-name="Table9.A2" office:value-type="string">
            <text:p text:style-name="P21">102401881</text:p>
          </table:table-cell>
          <table:table-cell table:style-name="Table9.A2" office:value-type="string">
            <text:p text:style-name="P21">NA</text:p>
          </table:table-cell>
          <table:table-cell table:style-name="Table9.A2" office:value-type="string">
            <text:p text:style-name="P21">-0.16 (-0.66, 0.52)</text:p>
          </table:table-cell>
          <table:table-cell table:style-name="Table9.A2" office:value-type="string">
            <text:p text:style-name="P21">-0.03 (-0.66, 0.44)</text:p>
          </table:table-cell>
        </table:table-row>
        <table:table-row table:style-name="Table9.1">
          <table:covered-table-cell table:style-name="Table9.A2"/>
          <table:table-cell table:style-name="Table9.A2" office:value-type="string">
            <text:p text:style-name="P39">mono-iso-butyl phthalate</text:p>
          </table:table-cell>
          <table:table-cell table:style-name="Table9.A2" office:value-type="string">
            <text:p text:style-name="P21">MiBP</text:p>
          </table:table-cell>
          <table:table-cell table:style-name="Table9.A2" office:value-type="string">
            <text:p text:style-name="P21">92272</text:p>
          </table:table-cell>
          <table:table-cell table:style-name="Table9.A2" office:value-type="string">
            <text:p text:style-name="P21">C575690</text:p>
          </table:table-cell>
          <table:table-cell table:style-name="Table9.A2" office:value-type="string">
            <text:p text:style-name="P21">-0.07 (-0.81, 0.65)</text:p>
          </table:table-cell>
          <table:table-cell table:style-name="Table9.A2" office:value-type="string">
            <text:p text:style-name="P21">-0.01 (-0.68, 0.66)</text:p>
          </table:table-cell>
        </table:table-row>
        <table:table-row table:style-name="Table9.1">
          <table:covered-table-cell table:style-name="Table9.A2"/>
          <table:table-cell table:style-name="Table9.A2" office:value-type="string">
            <text:p text:style-name="P39">mono-n-butyl phthalate</text:p>
          </table:table-cell>
          <table:table-cell table:style-name="Table9.A2" office:value-type="string">
            <text:p text:style-name="P21">MnBP</text:p>
          </table:table-cell>
          <table:table-cell table:style-name="Table9.A2" office:value-type="string">
            <text:p text:style-name="P21">8575</text:p>
          </table:table-cell>
          <table:table-cell table:style-name="Table9.A2" office:value-type="string">
            <text:p text:style-name="P21">C028577</text:p>
          </table:table-cell>
          <table:table-cell table:style-name="Table9.A2" office:value-type="string">
            <text:p text:style-name="P21">-0.24 (-0.71, 0.54)</text:p>
          </table:table-cell>
          <table:table-cell table:style-name="Table9.A2" office:value-type="string">
            <text:p text:style-name="P21">-0.14 (-0.66, 0.57)</text:p>
          </table:table-cell>
        </table:table-row>
        <table:table-row table:style-name="Table9.1">
          <table:covered-table-cell table:style-name="Table9.A2"/>
          <table:table-cell table:style-name="Table9.A2" office:value-type="string">
            <text:p text:style-name="P39">monoethyl phthalate</text:p>
          </table:table-cell>
          <table:table-cell table:style-name="Table9.A2" office:value-type="string">
            <text:p text:style-name="P21">MEP</text:p>
          </table:table-cell>
          <table:table-cell table:style-name="Table9.A2" office:value-type="string">
            <text:p text:style-name="P21">75318</text:p>
          </table:table-cell>
          <table:table-cell table:style-name="Table9.A2" office:value-type="string">
            <text:p text:style-name="P21">C581825</text:p>
          </table:table-cell>
          <table:table-cell table:style-name="Table9.A2" office:value-type="string">
            <text:p text:style-name="P21">-0.16 (-0.68, 0.66)</text:p>
          </table:table-cell>
          <table:table-cell table:style-name="Table9.A2" office:value-type="string">
            <text:p text:style-name="P21">-0.09 (-0.63, 0.54)</text:p>
          </table:table-cell>
        </table:table-row>
        <table:table-row table:style-name="Table9.1">
          <table:table-cell table:style-name="Table9.A2" table:number-columns-spanned="7" office:value-type="string">
            <text:p text:style-name="P84">1<text:span text:style-name="T155">Urinary concentrations adjusted for creatinine (</text:span><text:span text:style-name="T156">μ</text:span><text:span text:style-name="T155">g/g). Median (IQR)</text:span></text:p>
            <text:p text:style-name="P85"><text:span text:style-name="T155">CTD, Comparative Toxicogenomics Database</text:span></text:p>
          </table:table-cell>
          <table:covered-table-cell/>
          <table:covered-table-cell/>
          <table:covered-table-cell/>
          <table:covered-table-cell/>
          <table:covered-table-cell/>
          <table:covered-table-cell/>
        </table:table-row>
      </table:table>
      <text:p text:style-name="P69">Table <text:span text:style-name="T162">2</text:span>: Non-persistent EDCs analyzed in the HELIX <text:span text:style-name="T154">Child Panel</text:span>.</text:p>
      <text:p text:style-name="P72"/>
      <text:p text:style-name="P72"/>
      <text:p text:style-name="P72"/>
      <text:p text:style-name="P72"/>
      <text:p text:style-name="P72"/>
      <text:p text:style-name="P5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Characteristic</text:p>
          </table:table-cell>
          <table:table-cell table:style-name="Table1.A1" office:value-type="string">
            <text:p text:style-name="P52"><text:span text:style-name="T34">Visit </text:span><text:span text:style-name="T33">A</text:span><text:span text:style-name="T35">, N = 140</text:span><text:span text:style-name="T5">1</text:span></text:p>
          </table:table-cell>
          <table:table-cell table:style-name="Table1.A1" office:value-type="string">
            <text:p text:style-name="P52"><text:span text:style-name="T34">Visit </text:span><text:span text:style-name="T33">B</text:span><text:span text:style-name="T35">, N = 143</text:span><text:span text:style-name="T5">1</text:span></text:p>
          </table:table-cell>
        </table:table-row>
        <table:table-row table:style-name="Table1.1">
          <table:table-cell table:style-name="Table1.A2" office:value-type="string">
            <text:p text:style-name="P4">Cohort</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BIB</text:p>
          </table:table-cell>
          <table:table-cell table:style-name="Table1.A2" office:value-type="string">
            <text:p text:style-name="P41">27 (19%)</text:p>
          </table:table-cell>
          <table:table-cell table:style-name="Table1.A2" office:value-type="string">
            <text:p text:style-name="P41">27 (19%)</text:p>
          </table:table-cell>
        </table:table-row>
        <table:table-row table:style-name="Table1.1">
          <table:table-cell table:style-name="Table1.A2" office:value-type="string">
            <text:p text:style-name="P40">EDEN</text:p>
          </table:table-cell>
          <table:table-cell table:style-name="Table1.A2" office:value-type="string">
            <text:p text:style-name="P41">23 (16%)</text:p>
          </table:table-cell>
          <table:table-cell table:style-name="Table1.A2" office:value-type="string">
            <text:p text:style-name="P41">23 (16%)</text:p>
          </table:table-cell>
        </table:table-row>
        <table:table-row table:style-name="Table1.1">
          <table:table-cell table:style-name="Table1.A2" office:value-type="string">
            <text:p text:style-name="P40">KANC</text:p>
          </table:table-cell>
          <table:table-cell table:style-name="Table1.A2" office:value-type="string">
            <text:p text:style-name="P41">27 (19%)</text:p>
          </table:table-cell>
          <table:table-cell table:style-name="Table1.A2" office:value-type="string">
            <text:p text:style-name="P41">26 (18%)</text:p>
          </table:table-cell>
        </table:table-row>
        <table:table-row table:style-name="Table1.1">
          <table:table-cell table:style-name="Table1.A2" office:value-type="string">
            <text:p text:style-name="P40">RHEA</text:p>
          </table:table-cell>
          <table:table-cell table:style-name="Table1.A2" office:value-type="string">
            <text:p text:style-name="P41">29 (21%)</text:p>
          </table:table-cell>
          <table:table-cell table:style-name="Table1.A2" office:value-type="string">
            <text:p text:style-name="P41">29 (20%)</text:p>
          </table:table-cell>
        </table:table-row>
        <table:table-row table:style-name="Table1.1">
          <table:table-cell table:style-name="Table1.A2" office:value-type="string">
            <text:p text:style-name="P40">SAB</text:p>
          </table:table-cell>
          <table:table-cell table:style-name="Table1.A2" office:value-type="string">
            <text:p text:style-name="P41">34 (24%)</text:p>
          </table:table-cell>
          <table:table-cell table:style-name="Table1.A2" office:value-type="string">
            <text:p text:style-name="P41">38 (27%)</text:p>
          </table:table-cell>
        </table:table-row>
        <table:table-row table:style-name="Table1.1">
          <table:table-cell table:style-name="Table1.A2" office:value-type="string">
            <text:p text:style-name="P4">Sex</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female</text:p>
          </table:table-cell>
          <table:table-cell table:style-name="Table1.A2" office:value-type="string">
            <text:p text:style-name="P41">60 (43%)</text:p>
          </table:table-cell>
          <table:table-cell table:style-name="Table1.A2" office:value-type="string">
            <text:p text:style-name="P41">61 (43%)</text:p>
          </table:table-cell>
        </table:table-row>
        <table:table-row table:style-name="Table1.1">
          <table:table-cell table:style-name="Table1.A2" office:value-type="string">
            <text:p text:style-name="P40">male</text:p>
          </table:table-cell>
          <table:table-cell table:style-name="Table1.A2" office:value-type="string">
            <text:p text:style-name="P41">80 (57%)</text:p>
          </table:table-cell>
          <table:table-cell table:style-name="Table1.A2" office:value-type="string">
            <text:p text:style-name="P41">82 (57%)</text:p>
          </table:table-cell>
        </table:table-row>
        <table:table-row table:style-name="Table1.1">
          <table:table-cell table:style-name="Table1.A2" office:value-type="string">
            <text:p text:style-name="P4">Age</text:p>
          </table:table-cell>
          <table:table-cell table:style-name="Table1.A2" office:value-type="string">
            <text:p text:style-name="P41">6.97 (6.44, 8.85)</text:p>
          </table:table-cell>
          <table:table-cell table:style-name="Table1.A2" office:value-type="string">
            <text:p text:style-name="P41">7.55 (6.93, 9.62)</text:p>
          </table:table-cell>
        </table:table-row>
        <table:table-row table:style-name="Table1.1">
          <table:table-cell table:style-name="Table1.A2" office:value-type="string">
            <text:p text:style-name="P8"><text:span text:style-name="T157">D</text:span>ifference between visits in months</text:p>
          </table:table-cell>
          <table:table-cell table:style-name="Table1.A2" table:number-columns-spanned="2" office:value-type="string">
            <text:p text:style-name="P45">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55"><text:span text:style-name="T36">C</text:span><text:span text:style-name="T35">aucasian</text:span></text:p>
          </table:table-cell>
          <table:table-cell table:style-name="Table1.A2" office:value-type="string">
            <text:p text:style-name="P41">129 (92%)</text:p>
          </table:table-cell>
          <table:table-cell table:style-name="Table1.A2" office:value-type="string">
            <text:p text:style-name="P41">132 (92%)</text:p>
          </table:table-cell>
        </table:table-row>
        <table:table-row table:style-name="Table1.1">
          <table:table-cell table:style-name="Table1.A2" office:value-type="string">
            <text:p text:style-name="P55"><text:span text:style-name="T36">P</text:span><text:span text:style-name="T35">akistani</text:span></text:p>
          </table:table-cell>
          <table:table-cell table:style-name="Table1.A2" office:value-type="string">
            <text:p text:style-name="P41">10 (7.1%)</text:p>
          </table:table-cell>
          <table:table-cell table:style-name="Table1.A2" office:value-type="string">
            <text:p text:style-name="P41">10 (7.0%)</text:p>
          </table:table-cell>
        </table:table-row>
        <table:table-row table:style-name="Table1.1">
          <table:table-cell table:style-name="Table1.A2" office:value-type="string">
            <text:p text:style-name="P55"><text:span text:style-name="T36">o</text:span><text:span text:style-name="T35">ther</text:span></text:p>
          </table:table-cell>
          <table:table-cell table:style-name="Table1.A2" office:value-type="string">
            <text:p text:style-name="P41">1 (0.7%)</text:p>
          </table:table-cell>
          <table:table-cell table:style-name="Table1.A2" office:value-type="string">
            <text:p text:style-name="P41">1 (0.7%)</text:p>
          </table:table-cell>
        </table:table-row>
        <table:table-row table:style-name="Table1.1">
          <table:table-cell table:style-name="Table1.A2" office:value-type="string">
            <text:p text:style-name="P4">zBMI</text:p>
          </table:table-cell>
          <table:table-cell table:style-name="Table1.A2" office:value-type="string">
            <text:p text:style-name="P41">0.28 (-0.34, 1.09)</text:p>
          </table:table-cell>
          <table:table-cell table:style-name="Table1.A2" office:value-type="string">
            <text:p text:style-name="P41">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1">3.25 (2.83, 4.09)</text:p>
          </table:table-cell>
          <table:table-cell table:style-name="Table1.A2" office:value-type="string">
            <text:p text:style-name="P41">2.17 (1.63, 3.17)</text:p>
          </table:table-cell>
        </table:table-row>
        <table:table-row table:style-name="Table1.1">
          <table:table-cell table:style-name="Table1.A2" office:value-type="string">
            <text:p text:style-name="P4">Season</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autumn</text:p>
          </table:table-cell>
          <table:table-cell table:style-name="Table1.A2" office:value-type="string">
            <text:p text:style-name="P41">35 (25%)</text:p>
          </table:table-cell>
          <table:table-cell table:style-name="Table1.A2" office:value-type="string">
            <text:p text:style-name="P41">38 (27%)</text:p>
          </table:table-cell>
        </table:table-row>
        <table:table-row table:style-name="Table1.1">
          <table:table-cell table:style-name="Table1.A2" office:value-type="string">
            <text:p text:style-name="P40">spring</text:p>
          </table:table-cell>
          <table:table-cell table:style-name="Table1.A2" office:value-type="string">
            <text:p text:style-name="P41">50 (36%)</text:p>
          </table:table-cell>
          <table:table-cell table:style-name="Table1.A2" office:value-type="string">
            <text:p text:style-name="P41">49 (34%)</text:p>
          </table:table-cell>
        </table:table-row>
        <table:table-row table:style-name="Table1.1">
          <table:table-cell table:style-name="Table1.A2" office:value-type="string">
            <text:p text:style-name="P40">summer</text:p>
          </table:table-cell>
          <table:table-cell table:style-name="Table1.A2" office:value-type="string">
            <text:p text:style-name="P41">20 (14%)</text:p>
          </table:table-cell>
          <table:table-cell table:style-name="Table1.A2" office:value-type="string">
            <text:p text:style-name="P41">8 (5.6%)</text:p>
          </table:table-cell>
        </table:table-row>
        <table:table-row table:style-name="Table1.1">
          <table:table-cell table:style-name="Table1.A2" office:value-type="string">
            <text:p text:style-name="P40">winter</text:p>
          </table:table-cell>
          <table:table-cell table:style-name="Table1.A2" office:value-type="string">
            <text:p text:style-name="P41">35 (25%)</text:p>
          </table:table-cell>
          <table:table-cell table:style-name="Table1.A2" office:value-type="string">
            <text:p text:style-name="P41">48 (34%)</text:p>
          </table:table-cell>
        </table:table-row>
        <table:table-row table:style-name="Table1.1">
          <table:table-cell table:style-name="Table1.A2" table:number-columns-spanned="3" office:value-type="string">
            <text:p text:style-name="P56"><text:span text:style-name="T5">1</text:span><text:span text:style-name="T35">n (%); Median (IQR)</text:span></text:p>
          </table:table-cell>
          <table:covered-table-cell/>
          <table:covered-table-cell/>
        </table:table-row>
      </table:table>
      <text:p text:style-name="P57">Table <text:span text:style-name="T151">3</text:span>: Description of the overall study population, stratified by <text:span text:style-name="T25">visit</text:span>. <text:span text:style-name="T159">zBMI, age standardized z-score for body mass index.</text:span></text:p>
      <text:p text:style-name="P5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ext:soft-page-break/>
        <table:table-row table:style-name="Table8.1">
          <table:table-cell table:style-name="Table8.A1" office:value-type="string">
            <text:p text:style-name="P23"/>
          </table:table-cell>
          <table:table-cell table:style-name="Table8.A1" office:value-type="string">
            <text:p text:style-name="P23"/>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58">S</text:span>hrinkage intensity</text:p>
          </table:table-cell>
          <table:table-cell table:style-name="Table8.A2" office:value-type="string">
            <text:p text:style-name="P58"/>
          </table:table-cell>
          <table:table-cell table:style-name="Table8.A2" office:value-type="string">
            <text:p text:style-name="P64">0.22</text:p>
          </table:table-cell>
          <table:table-cell table:style-name="Table8.D2" office:value-type="string">
            <text:p text:style-name="P64">0.21</text:p>
          </table:table-cell>
          <table:table-cell table:style-name="Table8.D2" office:value-type="string">
            <text:p text:style-name="P59"/>
          </table:table-cell>
          <table:table-cell table:style-name="Table8.A2" office:value-type="string">
            <text:p text:style-name="P59"/>
          </table:table-cell>
        </table:table-row>
        <table:table-row table:style-name="Table8.1">
          <table:table-cell table:style-name="Table8.A2" office:value-type="string">
            <text:p text:style-name="P10">Diameter</text:p>
          </table:table-cell>
          <table:table-cell table:style-name="Table8.A2" office:value-type="string">
            <text:p text:style-name="P58"/>
          </table:table-cell>
          <table:table-cell table:style-name="Table8.A2" office:value-type="string">
            <text:p text:style-name="P59">7</text:p>
          </table:table-cell>
          <table:table-cell table:style-name="Table8.D2" office:value-type="string">
            <text:p text:style-name="P59">7</text:p>
          </table:table-cell>
          <table:table-cell table:style-name="Table8.D2" office:value-type="string">
            <text:p text:style-name="P59"/>
          </table:table-cell>
          <table:table-cell table:style-name="Table8.A2" office:value-type="string">
            <text:p text:style-name="P59">19</text:p>
          </table:table-cell>
        </table:table-row>
        <table:table-row table:style-name="Table8.1">
          <table:table-cell table:style-name="Table8.A4" office:value-type="string">
            <text:p text:style-name="P10">Edges <text:span text:style-name="T26">(n)</text:span></text:p>
          </table:table-cell>
          <table:table-cell table:style-name="Table8.A4" office:value-type="string">
            <text:p text:style-name="P74"/>
          </table:table-cell>
          <table:table-cell table:style-name="Table8.A4" office:value-type="string">
            <text:p text:style-name="P60">4,083</text:p>
          </table:table-cell>
          <table:table-cell table:style-name="Table8.D4" office:value-type="string">
            <text:p text:style-name="P60">4,908</text:p>
          </table:table-cell>
          <table:table-cell table:style-name="Table8.D4" office:value-type="string">
            <text:p text:style-name="P59"/>
          </table:table-cell>
          <table:table-cell table:style-name="Table8.A4" office:value-type="string">
            <text:p text:style-name="P59">950</text:p>
          </table:table-cell>
        </table:table-row>
        <table:table-row table:style-name="Table8.1">
          <table:table-cell table:style-name="Table8.A2" office:value-type="string">
            <text:p text:style-name="P26"><text:span text:style-name="T28">d</text:span>ensity</text:p>
          </table:table-cell>
          <table:table-cell table:style-name="Table8.A2" office:value-type="string">
            <text:p text:style-name="P62"/>
          </table:table-cell>
          <table:table-cell table:style-name="Table8.A2" office:value-type="string">
            <text:p text:style-name="P59">0.03</text:p>
          </table:table-cell>
          <table:table-cell table:style-name="Table8.D2" office:value-type="string">
            <text:p text:style-name="P59">0.04</text:p>
          </table:table-cell>
          <table:table-cell table:style-name="Table8.D2" office:value-type="string">
            <text:p text:style-name="P59"/>
          </table:table-cell>
          <table:table-cell table:style-name="Table8.A2" office:value-type="string">
            <text:p text:style-name="P59">0.01</text:p>
          </table:table-cell>
        </table:table-row>
        <table:table-row table:style-name="Table8.1">
          <table:table-cell table:style-name="Table8.A2" table:number-rows-spanned="2" office:value-type="string">
            <text:p text:style-name="P26"><text:span text:style-name="T28">s</text:span>ign<text:span text:style-name="T2">1</text:span></text:p>
          </table:table-cell>
          <table:table-cell table:style-name="Table8.A2" office:value-type="string">
            <text:p text:style-name="P62">-<text:span text:style-name="T28">1</text:span></text:p>
          </table:table-cell>
          <table:table-cell table:style-name="Table8.A2" office:value-type="string">
            <text:p text:style-name="P59">1,547 (38%)</text:p>
          </table:table-cell>
          <table:table-cell table:style-name="Table8.D2" office:value-type="string">
            <text:p text:style-name="P59">1,956 (40%)</text:p>
          </table:table-cell>
          <table:table-cell table:style-name="Table8.D2" table:number-rows-spanned="2" office:value-type="string">
            <text:p text:style-name="P59"/>
          </table:table-cell>
          <table:table-cell table:style-name="Table8.A2" office:value-type="string">
            <text:p text:style-name="P59">182 (19%)</text:p>
          </table:table-cell>
        </table:table-row>
        <table:table-row table:style-name="Table8.1">
          <table:covered-table-cell table:style-name="Table8.A2"/>
          <table:table-cell table:style-name="Table8.A2" office:value-type="string">
            <text:p text:style-name="P59">1</text:p>
          </table:table-cell>
          <table:table-cell table:style-name="Table8.A2" office:value-type="string">
            <text:p text:style-name="P59">2,536 (62%)</text:p>
          </table:table-cell>
          <table:table-cell table:style-name="Table8.D2" office:value-type="string">
            <text:p text:style-name="P59">2,952 (60%)</text:p>
          </table:table-cell>
          <table:covered-table-cell table:style-name="Table8.D2"/>
          <table:table-cell table:style-name="Table8.A2" office:value-type="string">
            <text:p text:style-name="P59">768 (81%)</text:p>
          </table:table-cell>
        </table:table-row>
        <table:table-row table:style-name="Table8.1">
          <table:table-cell table:style-name="Table8.A2" table:number-rows-spanned="2" office:value-type="string">
            <text:p text:style-name="P26"><text:span text:style-name="T28">p</text:span>artial correlation<text:span text:style-name="T28">s</text:span><text:span text:style-name="T2">1</text:span></text:p>
          </table:table-cell>
          <table:table-cell table:style-name="Table8.A2" table:number-rows-spanned="2" office:value-type="string">
            <text:p text:style-name="P62"/>
          </table:table-cell>
          <table:table-cell table:style-name="Table8.A2" table:number-rows-spanned="2" office:value-type="string">
            <text:p text:style-name="P59">0.05 (-0.06, 0.06)</text:p>
          </table:table-cell>
          <table:table-cell table:style-name="Table8.D2" table:number-rows-spanned="2" office:value-type="string">
            <text:p text:style-name="P59">0.05 (-0.05, 0.06)</text:p>
          </table:table-cell>
          <table:table-cell table:style-name="Table8.D2" office:value-type="string">
            <text:p text:style-name="P59">network A</text:p>
          </table:table-cell>
          <table:table-cell table:style-name="Table8.A2" office:value-type="string">
            <text:p text:style-name="P59">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6 (0.05, 0.08)</text:p>
          </table:table-cell>
        </table:table-row>
        <table:table-row table:style-name="Table8.1">
          <table:table-cell table:style-name="Table8.A2" table:number-rows-spanned="2" office:value-type="string">
            <text:p text:style-name="P28">q-values<text:span text:style-name="T3">1</text:span></text:p>
          </table:table-cell>
          <table:table-cell table:style-name="Table8.A2" table:number-rows-spanned="2" office:value-type="string">
            <text:p text:style-name="P51"/>
          </table:table-cell>
          <table:table-cell table:style-name="Table8.A2" table:number-rows-spanned="2" office:value-type="string">
            <text:p text:style-name="P59">0.024 (0.006, 0.051)</text:p>
          </table:table-cell>
          <table:table-cell table:style-name="Table8.D2" table:number-rows-spanned="2" office:value-type="string">
            <text:p text:style-name="P59">0.023 (0.005, 0.048)</text:p>
          </table:table-cell>
          <table:table-cell table:style-name="Table8.D2" office:value-type="string">
            <text:p text:style-name="P59">network A</text:p>
          </table:table-cell>
          <table:table-cell table:style-name="Table8.A2" office:value-type="string">
            <text:p text:style-name="P59">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07 (0.000, 0.03)</text:p>
          </table:table-cell>
        </table:table-row>
        <table:table-row table:style-name="Table8.1">
          <table:table-cell table:style-name="Table8.A2" office:value-type="string">
            <text:p text:style-name="P28"><text:span text:style-name="T29">probability</text:span> <text:span text:style-name="T41">&gt;</text:span><text:span text:style-name="T30"> 0.</text:span><text:span text:style-name="T31">8</text:span><text:span text:style-name="T4">1</text:span></text:p>
          </table:table-cell>
          <table:table-cell table:style-name="Table8.A2" office:value-type="string">
            <text:p text:style-name="P60"/>
          </table:table-cell>
          <table:table-cell table:style-name="Table8.A2" office:value-type="string">
            <text:p text:style-name="P63">4,083 (2.7%)</text:p>
          </table:table-cell>
          <table:table-cell table:style-name="Table8.D2" office:value-type="string">
            <text:p text:style-name="P63">4,908 (3.3%)</text:p>
          </table:table-cell>
          <table:table-cell table:style-name="Table8.D2" office:value-type="string">
            <text:p text:style-name="P59"/>
          </table:table-cell>
          <table:table-cell table:style-name="Table8.A2" office:value-type="string">
            <text:p text:style-name="P62"/>
          </table:table-cell>
        </table:table-row>
        <table:table-row table:style-name="Table8.1">
          <table:table-cell table:style-name="Table8.A4" office:value-type="string">
            <text:p text:style-name="P24"><text:span text:style-name="T32">Nodes</text:span> (n)</text:p>
          </table:table-cell>
          <table:table-cell table:style-name="Table8.A4" office:value-type="string">
            <text:p text:style-name="P25"/>
          </table:table-cell>
          <table:table-cell table:style-name="Table8.A4" office:value-type="string">
            <text:p text:style-name="P27">516</text:p>
          </table:table-cell>
          <table:table-cell table:style-name="Table8.D4" office:value-type="string">
            <text:p text:style-name="P27">514</text:p>
          </table:table-cell>
          <table:table-cell table:style-name="Table8.D4" office:value-type="string">
            <text:p text:style-name="P27"/>
          </table:table-cell>
          <table:table-cell table:style-name="Table8.A4" office:value-type="string">
            <text:p text:style-name="P27">462</text:p>
          </table:table-cell>
        </table:table-row>
        <table:table-row table:style-name="Table8.1">
          <table:table-cell table:style-name="Table8.A2" office:value-type="string">
            <text:p text:style-name="P28">degree<text:span text:style-name="T4">1</text:span></text:p>
          </table:table-cell>
          <table:table-cell table:style-name="Table8.A2" office:value-type="string">
            <text:p text:style-name="P61"/>
          </table:table-cell>
          <table:table-cell table:style-name="Table8.A2" office:value-type="string">
            <text:p text:style-name="P59">16 (7, 24)</text:p>
          </table:table-cell>
          <table:table-cell table:style-name="Table8.D2" office:value-type="string">
            <text:p text:style-name="P59">21 (8, 28)</text:p>
          </table:table-cell>
          <table:table-cell table:style-name="Table8.D2" office:value-type="string">
            <text:p text:style-name="P59"/>
          </table:table-cell>
          <table:table-cell table:style-name="Table8.A2" office:value-type="string">
            <text:p text:style-name="P59">4 (2, 6)</text:p>
          </table:table-cell>
        </table:table-row>
        <table:table-row table:style-name="Table8.1">
          <table:table-cell table:style-name="Table8.A2" table:number-rows-spanned="5" office:value-type="string">
            <text:p text:style-name="P28">type of node<text:span text:style-name="T4">1</text:span></text:p>
          </table:table-cell>
          <table:table-cell table:style-name="Table8.A2" office:value-type="string">
            <text:p text:style-name="P59">exposure</text:p>
          </table:table-cell>
          <table:table-cell table:style-name="Table8.A2" office:value-type="string">
            <text:p text:style-name="P59">22 (4.3%)</text:p>
          </table:table-cell>
          <table:table-cell table:style-name="Table8.D2" office:value-type="string">
            <text:p text:style-name="P59">22 (4.3%)</text:p>
          </table:table-cell>
          <table:table-cell table:style-name="Table8.D2" table:number-rows-spanned="5" office:value-type="string">
            <text:p text:style-name="P59"/>
          </table:table-cell>
          <table:table-cell table:style-name="Table8.A2" office:value-type="string">
            <text:p text:style-name="P59">22 (4.8%)</text:p>
          </table:table-cell>
        </table:table-row>
        <table:table-row table:style-name="Table8.1">
          <table:covered-table-cell table:style-name="Table8.A2"/>
          <table:table-cell table:style-name="Table8.A2" office:value-type="string">
            <text:p text:style-name="P59">methylome</text:p>
          </table:table-cell>
          <table:table-cell table:style-name="Table8.A2" office:value-type="string">
            <text:p text:style-name="P59">237 (46%)</text:p>
          </table:table-cell>
          <table:table-cell table:style-name="Table8.D2" office:value-type="string">
            <text:p text:style-name="P59">238 (46%)</text:p>
          </table:table-cell>
          <table:covered-table-cell table:style-name="Table8.D2"/>
          <table:table-cell table:style-name="Table8.A2" office:value-type="string">
            <text:p text:style-name="P59">193 (42%)</text:p>
          </table:table-cell>
        </table:table-row>
        <table:table-row table:style-name="Table8.1">
          <table:covered-table-cell table:style-name="Table8.A2"/>
          <table:table-cell table:style-name="Table8.A2" office:value-type="string">
            <text:p text:style-name="P59">serum metabolome</text:p>
          </table:table-cell>
          <table:table-cell table:style-name="Table8.A2" office:value-type="string">
            <text:p text:style-name="P59">177 (34%)</text:p>
          </table:table-cell>
          <table:table-cell table:style-name="Table8.D2" office:value-type="string">
            <text:p text:style-name="P59">174 (34%)</text:p>
          </table:table-cell>
          <table:covered-table-cell table:style-name="Table8.D2"/>
          <table:table-cell table:style-name="Table8.A2" office:value-type="string">
            <text:p text:style-name="P59">169 (37%)</text:p>
          </table:table-cell>
        </table:table-row>
        <table:table-row table:style-name="Table8.1">
          <table:covered-table-cell table:style-name="Table8.A2"/>
          <table:table-cell table:style-name="Table8.A2" office:value-type="string">
            <text:p text:style-name="P59">urinary metabolome</text:p>
          </table:table-cell>
          <table:table-cell table:style-name="Table8.A2" office:value-type="string">
            <text:p text:style-name="P59">44 (8.5%)</text:p>
          </table:table-cell>
          <table:table-cell table:style-name="Table8.D2" office:value-type="string">
            <text:p text:style-name="P59">44 (8.6%)</text:p>
          </table:table-cell>
          <table:covered-table-cell table:style-name="Table8.D2"/>
          <table:table-cell table:style-name="Table8.A2" office:value-type="string">
            <text:p text:style-name="P59">42 (9.1%)</text:p>
          </table:table-cell>
        </table:table-row>
        <table:table-row table:style-name="Table8.1">
          <table:covered-table-cell table:style-name="Table8.A2"/>
          <table:table-cell table:style-name="Table8.A2" office:value-type="string">
            <text:p text:style-name="P59">proteome</text:p>
          </table:table-cell>
          <table:table-cell table:style-name="Table8.A2" office:value-type="string">
            <text:p text:style-name="P59">36 (7.0%)</text:p>
          </table:table-cell>
          <table:table-cell table:style-name="Table8.D2" office:value-type="string">
            <text:p text:style-name="P59">36 (7.0%)</text:p>
          </table:table-cell>
          <table:covered-table-cell table:style-name="Table8.D2"/>
          <table:table-cell table:style-name="Table8.A2" office:value-type="string">
            <text:p text:style-name="P59">36 (7.8%)</text:p>
          </table:table-cell>
        </table:table-row>
        <table:table-row table:style-name="Table8.1">
          <table:table-cell table:style-name="Table8.A20" table:number-columns-spanned="4" office:value-type="string">
            <text:p text:style-name="P56"><text:span text:style-name="T5">1</text:span><text:span text:style-name="T35">n (%); Median (IQR)</text:span></text:p>
          </table:table-cell>
          <table:covered-table-cell/>
          <table:covered-table-cell/>
          <table:covered-table-cell/>
          <table:table-cell table:style-name="Table8.E20" office:value-type="string">
            <text:p text:style-name="P56"/>
          </table:table-cell>
          <table:table-cell table:style-name="Table8.F20" office:value-type="string">
            <text:p text:style-name="P56"/>
          </table:table-cell>
        </table:table-row>
      </table:table>
      <text:p text:style-name="P70">Table <text:span text:style-name="T151">4</text:span>: Edge- and node-level description of the visit-specific and merged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4" table:style-name="Table4">
        <table:table-column table:style-name="Table4.A" table:number-columns-repeated="9"/>
        <text:soft-page-break/>
        <table:table-row table:style-name="Table4.1">
          <table:table-cell table:style-name="Table4.A1" office:value-type="string">
            <text:p text:style-name="P65"><text:span text:style-name="T37">N</text:span><text:span text:style-name="T35">ode </text:span><text:span text:style-name="T36">1</text:span></text:p>
          </table:table-cell>
          <table:table-cell table:style-name="Table4.A1" office:value-type="string">
            <text:p text:style-name="P66"><text:span text:style-name="T37">L</text:span><text:span text:style-name="T35">aye</text:span><text:span text:style-name="T36">r</text:span></text:p>
          </table:table-cell>
          <table:table-cell table:style-name="Table4.A1" office:value-type="string">
            <text:p text:style-name="P66"><text:span text:style-name="T37">D</text:span><text:span text:style-name="T35">egre</text:span><text:span text:style-name="T36">e</text:span></text:p>
          </table:table-cell>
          <table:table-cell table:style-name="Table4.A1" office:value-type="string">
            <text:p text:style-name="P66"><text:span text:style-name="T37">N</text:span><text:span text:style-name="T35">ode </text:span><text:span text:style-name="T36">2</text:span></text:p>
          </table:table-cell>
          <table:table-cell table:style-name="Table4.A1" office:value-type="string">
            <text:p text:style-name="P66"><text:span text:style-name="T37">L</text:span><text:span text:style-name="T35">aye</text:span><text:span text:style-name="T36">r</text:span></text:p>
          </table:table-cell>
          <table:table-cell table:style-name="Table4.A1" office:value-type="string">
            <text:p text:style-name="P66"><text:span text:style-name="T37">D</text:span><text:span text:style-name="T35">egre</text:span><text:span text:style-name="T3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4">BPA</text:p>
          </table:table-cell>
          <table:table-cell table:style-name="Table4.B3" office:value-type="string">
            <text:p text:style-name="P41">exposure</text:p>
          </table:table-cell>
          <table:table-cell table:style-name="Table4.C3" office:value-type="string">
            <text:p text:style-name="P41">24</text:p>
          </table:table-cell>
          <table:table-cell table:style-name="Table4.D13" office:value-type="string">
            <text:p text:style-name="P41">FGFBasic</text:p>
          </table:table-cell>
          <table:table-cell table:style-name="Table4.E3" office:value-type="string">
            <text:p text:style-name="P41">proteome</text:p>
          </table:table-cell>
          <table:table-cell table:style-name="Table4.F3" office:value-type="string">
            <text:p text:style-name="P41">20</text:p>
          </table:table-cell>
          <table:table-cell table:style-name="Table4.G13" office:value-type="string">
            <text:p text:style-name="P41">-0.156</text:p>
          </table:table-cell>
          <table:table-cell table:style-name="Table4.H3" office:value-type="string">
            <text:p text:style-name="P42">&lt;<text:span text:style-name="T25">0.001</text:span></text:p>
          </table:table-cell>
          <table:table-cell table:style-name="Table4.I3" office:value-type="string">
            <text:p text:style-name="P42"/>
          </table:table-cell>
        </table:table-row>
        <table:table-row table:style-name="Table4.1">
          <table:table-cell table:style-name="Table4.A13" office:value-type="string">
            <text:p text:style-name="P43"><text:span text:style-name="T152">oxo</text:span>-M<text:span text:style-name="T152">i</text:span>NP</text:p>
          </table:table-cell>
          <table:table-cell table:style-name="Table4.B4" office:value-type="string">
            <text:p text:style-name="P46">exposure</text:p>
          </table:table-cell>
          <table:table-cell table:style-name="Table4.C4" office:value-type="string">
            <text:p text:style-name="P46">21</text:p>
          </table:table-cell>
          <table:table-cell table:style-name="Table4.D13" office:value-type="string">
            <text:p text:style-name="P41">Trimethylamine oxide</text:p>
          </table:table-cell>
          <table:table-cell table:style-name="Table4.E4" office:value-type="string">
            <text:p text:style-name="P43">urinary metabolome</text:p>
          </table:table-cell>
          <table:table-cell table:style-name="Table4.F4" office:value-type="string">
            <text:p text:style-name="P46">30</text:p>
          </table:table-cell>
          <table:table-cell table:style-name="Table4.G13" office:value-type="string">
            <text:p text:style-name="P41">-0.108</text:p>
          </table:table-cell>
          <table:table-cell table:style-name="Table4.H4" office:value-type="string">
            <text:p text:style-name="P42">&lt;<text:span text:style-name="T25">0.001</text:span></text:p>
          </table:table-cell>
          <table:table-cell table:style-name="Table4.I4" office:value-type="string">
            <text:p text:style-name="P42"/>
          </table:table-cell>
        </table:table-row>
        <table:table-row table:style-name="Table4.1">
          <table:table-cell table:style-name="Table4.A13" office:value-type="string">
            <text:p text:style-name="P44">MB<text:span text:style-name="T152">z</text:span>P</text:p>
          </table:table-cell>
          <table:table-cell table:style-name="Table4.B5" office:value-type="string">
            <text:p text:style-name="P41">exposure</text:p>
          </table:table-cell>
          <table:table-cell table:style-name="Table4.C5" office:value-type="string">
            <text:p text:style-name="P41">38</text:p>
          </table:table-cell>
          <table:table-cell table:style-name="Table4.D13" office:value-type="string">
            <text:p text:style-name="P41">BAFF</text:p>
          </table:table-cell>
          <table:table-cell table:style-name="Table4.E5" office:value-type="string">
            <text:p text:style-name="P41">proteome</text:p>
          </table:table-cell>
          <table:table-cell table:style-name="Table4.F5" office:value-type="string">
            <text:p text:style-name="P41">18</text:p>
          </table:table-cell>
          <table:table-cell table:style-name="Table4.G13" office:value-type="string">
            <text:p text:style-name="P41">-0.1</text:p>
          </table:table-cell>
          <table:table-cell table:style-name="Table4.H5" office:value-type="string">
            <text:p text:style-name="P42">&lt;<text:span text:style-name="T25">0.001</text:span></text:p>
          </table:table-cell>
          <table:table-cell table:style-name="Table4.I5" office:value-type="string">
            <text:p text:style-name="P42"/>
          </table:table-cell>
        </table:table-row>
        <table:table-row table:style-name="Table4.1">
          <table:table-cell table:style-name="Table4.A13" office:value-type="string">
            <text:p text:style-name="P43">MB<text:span text:style-name="T152">z</text:span>P</text:p>
          </table:table-cell>
          <table:table-cell table:style-name="Table4.B6" office:value-type="string">
            <text:p text:style-name="P43">exposure</text:p>
          </table:table-cell>
          <table:table-cell table:style-name="Table4.C6" office:value-type="string">
            <text:p text:style-name="P46">38</text:p>
          </table:table-cell>
          <table:table-cell table:style-name="Table4.D13" office:value-type="string">
            <text:p text:style-name="P43">MCP1</text:p>
          </table:table-cell>
          <table:table-cell table:style-name="Table4.E6" office:value-type="string">
            <text:p text:style-name="P43">proteome</text:p>
          </table:table-cell>
          <table:table-cell table:style-name="Table4.F6" office:value-type="string">
            <text:p text:style-name="P46">29</text:p>
          </table:table-cell>
          <table:table-cell table:style-name="Table4.G13" office:value-type="string">
            <text:p text:style-name="P41">0.1</text:p>
          </table:table-cell>
          <table:table-cell table:style-name="Table4.H6" office:value-type="string">
            <text:p text:style-name="P42">&lt;<text:span text:style-name="T25">0.001</text:span></text:p>
          </table:table-cell>
          <table:table-cell table:style-name="Table4.I6" office:value-type="string">
            <text:p text:style-name="P42"/>
          </table:table-cell>
        </table:table-row>
        <table:table-row table:style-name="Table4.1">
          <table:table-cell table:style-name="Table4.A13" office:value-type="string">
            <text:p text:style-name="P47">MEP</text:p>
          </table:table-cell>
          <table:table-cell table:style-name="Table4.B7" office:value-type="string">
            <text:p text:style-name="P43">exposure</text:p>
          </table:table-cell>
          <table:table-cell table:style-name="Table4.C7" office:value-type="string">
            <text:p text:style-name="P46">30</text:p>
          </table:table-cell>
          <table:table-cell table:style-name="Table4.D13" office:value-type="string">
            <text:p text:style-name="P43">cg00766289</text:p>
          </table:table-cell>
          <table:table-cell table:style-name="Table4.E7" office:value-type="string">
            <text:p text:style-name="P43">methylome</text:p>
          </table:table-cell>
          <table:table-cell table:style-name="Table4.F7" office:value-type="string">
            <text:p text:style-name="P46">25</text:p>
          </table:table-cell>
          <table:table-cell table:style-name="Table4.G13" office:value-type="string">
            <text:p text:style-name="P41">-0.094</text:p>
          </table:table-cell>
          <table:table-cell table:style-name="Table4.H7" office:value-type="string">
            <text:p text:style-name="P42">&lt;<text:span text:style-name="T25">0.001</text:span></text:p>
          </table:table-cell>
          <table:table-cell table:style-name="Table4.I7" office:value-type="string">
            <text:p text:style-name="P49">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7">MEP</text:p>
          </table:table-cell>
          <table:table-cell table:style-name="Table4.B9" office:value-type="string">
            <text:p text:style-name="P43">exposure</text:p>
          </table:table-cell>
          <table:table-cell table:style-name="Table4.C9" office:value-type="string">
            <text:p text:style-name="P41">32</text:p>
          </table:table-cell>
          <table:table-cell table:style-name="Table4.D13" office:value-type="string">
            <text:p text:style-name="P43">cg08158662</text:p>
          </table:table-cell>
          <table:table-cell table:style-name="Table4.E9" office:value-type="string">
            <text:p text:style-name="P43">methylome</text:p>
          </table:table-cell>
          <table:table-cell table:style-name="Table4.F9" office:value-type="string">
            <text:p text:style-name="P41">32</text:p>
          </table:table-cell>
          <table:table-cell table:style-name="Table4.G13" office:value-type="string">
            <text:p text:style-name="P41">-0.109</text:p>
          </table:table-cell>
          <table:table-cell table:style-name="Table4.H9" office:value-type="string">
            <text:p text:style-name="P42">&lt;<text:span text:style-name="T25">0.001</text:span></text:p>
          </table:table-cell>
          <table:table-cell table:style-name="Table4.I9" office:value-type="string">
            <text:p text:style-name="P42">-</text:p>
          </table:table-cell>
        </table:table-row>
        <table:table-row table:style-name="Table4.1">
          <table:table-cell table:style-name="Table4.A13" office:value-type="string">
            <text:p text:style-name="P47">BPA</text:p>
          </table:table-cell>
          <table:table-cell table:style-name="Table4.B10" office:value-type="string">
            <text:p text:style-name="P43">exposure</text:p>
          </table:table-cell>
          <table:table-cell table:style-name="Table4.C10" office:value-type="string">
            <text:p text:style-name="P46">31</text:p>
          </table:table-cell>
          <table:table-cell table:style-name="Table4.D13" office:value-type="string">
            <text:p text:style-name="P43">cg22507960</text:p>
          </table:table-cell>
          <table:table-cell table:style-name="Table4.E10" office:value-type="string">
            <text:p text:style-name="P43">methylome</text:p>
          </table:table-cell>
          <table:table-cell table:style-name="Table4.F10" office:value-type="string">
            <text:p text:style-name="P46">17</text:p>
          </table:table-cell>
          <table:table-cell table:style-name="Table4.G13" office:value-type="string">
            <text:p text:style-name="P41">-0.099</text:p>
          </table:table-cell>
          <table:table-cell table:style-name="Table4.H10" office:value-type="string">
            <text:p text:style-name="P42">&lt;<text:span text:style-name="T25">0.001</text:span></text:p>
          </table:table-cell>
          <table:table-cell table:style-name="Table4.I10" office:value-type="string">
            <text:p text:style-name="P42"><text:span text:style-name="T110">TMEM167A</text:span>;<text:span text:style-name="T110">XRCC4</text:span></text:p>
          </table:table-cell>
        </table:table-row>
        <table:table-row table:style-name="Table4.1">
          <table:table-cell table:style-name="Table4.A13" office:value-type="string">
            <text:p text:style-name="P47">DETP</text:p>
          </table:table-cell>
          <table:table-cell table:style-name="Table4.B11" office:value-type="string">
            <text:p text:style-name="P43">exposure</text:p>
          </table:table-cell>
          <table:table-cell table:style-name="Table4.C11" office:value-type="string">
            <text:p text:style-name="P46">38</text:p>
          </table:table-cell>
          <table:table-cell table:style-name="Table4.D13" office:value-type="string">
            <text:p text:style-name="P43">cg18628367</text:p>
          </table:table-cell>
          <table:table-cell table:style-name="Table4.E11" office:value-type="string">
            <text:p text:style-name="P43">methylome</text:p>
          </table:table-cell>
          <table:table-cell table:style-name="Table4.F11" office:value-type="string">
            <text:p text:style-name="P46">20</text:p>
          </table:table-cell>
          <table:table-cell table:style-name="Table4.G13" office:value-type="string">
            <text:p text:style-name="P41">-0.096</text:p>
          </table:table-cell>
          <table:table-cell table:style-name="Table4.H11" office:value-type="string">
            <text:p text:style-name="P42">&lt;<text:span text:style-name="T25">0.001</text:span></text:p>
          </table:table-cell>
          <table:table-cell table:style-name="Table4.I11" office:value-type="string">
            <text:p text:style-name="P49">PTPRN2</text:p>
          </table:table-cell>
        </table:table-row>
        <table:table-row table:style-name="Table4.1">
          <table:table-cell table:style-name="Table4.A13" office:value-type="string">
            <text:p text:style-name="P44">MB<text:span text:style-name="T152">z</text:span>P</text:p>
          </table:table-cell>
          <table:table-cell table:style-name="Table4.B12" office:value-type="string">
            <text:p text:style-name="P41">exposure</text:p>
          </table:table-cell>
          <table:table-cell table:style-name="Table4.C12" office:value-type="string">
            <text:p text:style-name="P41">39</text:p>
          </table:table-cell>
          <table:table-cell table:style-name="Table4.D13" office:value-type="string">
            <text:p text:style-name="P41">Acetate</text:p>
          </table:table-cell>
          <table:table-cell table:style-name="Table4.E12" office:value-type="string">
            <text:p text:style-name="P41">urinary metabolome</text:p>
          </table:table-cell>
          <table:table-cell table:style-name="Table4.F12" office:value-type="string">
            <text:p text:style-name="P41">27</text:p>
          </table:table-cell>
          <table:table-cell table:style-name="Table4.G13" office:value-type="string">
            <text:p text:style-name="P41">0.093</text:p>
          </table:table-cell>
          <table:table-cell table:style-name="Table4.H12" office:value-type="string">
            <text:p text:style-name="P42">&lt;<text:span text:style-name="T25">0.001</text:span></text:p>
          </table:table-cell>
          <table:table-cell table:style-name="Table4.I12" office:value-type="string">
            <text:p text:style-name="P42"/>
          </table:table-cell>
        </table:table-row>
        <table:table-row table:style-name="Table4.1">
          <table:table-cell table:style-name="Table4.A13" office:value-type="string">
            <text:p text:style-name="P44">DETP</text:p>
          </table:table-cell>
          <table:table-cell table:style-name="Table4.B13" office:value-type="string">
            <text:p text:style-name="P41">exposure</text:p>
          </table:table-cell>
          <table:table-cell table:style-name="Table4.C13" office:value-type="string">
            <text:p text:style-name="P41">38</text:p>
          </table:table-cell>
          <table:table-cell table:style-name="Table4.D13" office:value-type="string">
            <text:p text:style-name="P41">cg26767081</text:p>
          </table:table-cell>
          <table:table-cell table:style-name="Table4.E13" office:value-type="string">
            <text:p text:style-name="P41">methylome</text:p>
          </table:table-cell>
          <table:table-cell table:style-name="Table4.F13" office:value-type="string">
            <text:p text:style-name="P41">32</text:p>
          </table:table-cell>
          <table:table-cell table:style-name="Table4.G13" office:value-type="string">
            <text:p text:style-name="P41">0.092</text:p>
          </table:table-cell>
          <table:table-cell table:style-name="Table4.H13" office:value-type="string">
            <text:p text:style-name="P42">&lt;<text:span text:style-name="T25">0.001</text:span></text:p>
          </table:table-cell>
          <table:table-cell table:style-name="Table4.I13" office:value-type="string">
            <text:p text:style-name="P42">-</text:p>
          </table:table-cell>
        </table:table-row>
        <table:table-row table:style-name="Table4.1">
          <table:table-cell table:style-name="Table4.A14" table:number-columns-spanned="9" office:value-type="string">
            <text:p text:style-name="P79">pcor, partial correlation; qval, q-value</text:p>
          </table:table-cell>
          <table:covered-table-cell/>
          <table:covered-table-cell/>
          <table:covered-table-cell/>
          <table:covered-table-cell/>
          <table:covered-table-cell/>
          <table:covered-table-cell/>
          <table:covered-table-cell/>
          <table:covered-table-cell/>
        </table:table-row>
      </table:table>
      <text:p text:style-name="P71">Table <text:span text:style-name="T151">5</text:span>: Table listing the five strongest <text:span text:style-name="T166">EDC-omic </text:span>associations in magnitude for the <text:span text:style-name="T25">visit</text:span>-specific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ext:soft-page-break/>
        <table:table-row table:style-name="Table7.1">
          <table:table-cell table:style-name="Table7.A1" office:value-type="string">
            <text:p text:style-name="P65"><text:span text:style-name="T37">C</text:span><text:span text:style-name="T35">hemical class</text:span></text:p>
          </table:table-cell>
          <table:table-cell table:style-name="Table7.A1" office:value-type="string">
            <text:p text:style-name="P66"><text:span text:style-name="T37">C</text:span><text:span text:style-name="T35">hemical</text:span></text:p>
          </table:table-cell>
          <table:table-cell table:style-name="Table7.A1" office:value-type="string">
            <text:p text:style-name="P66"><text:span text:style-name="T37">O</text:span><text:span text:style-name="T35">mic layer</text:span></text:p>
          </table:table-cell>
          <table:table-cell table:style-name="Table7.A1" office:value-type="string">
            <text:p text:style-name="P66"><text:span text:style-name="T37">O</text:span><text:span text:style-name="T35">mic feature</text:span></text:p>
          </table:table-cell>
          <table:table-cell table:style-name="Table7.A1" office:value-type="string">
            <text:p text:style-name="P66"><text:span text:style-name="T35">pcor</text:span><text:span text:style-name="T42">A</text:span></text:p>
          </table:table-cell>
          <table:table-cell table:style-name="Table7.A1" office:value-type="string">
            <text:p text:style-name="P66"><text:span text:style-name="T35">pcor</text:span><text:span text:style-name="T42">B</text:span></text:p>
          </table:table-cell>
          <table:table-cell table:style-name="Table7.A1" office:value-type="string">
            <text:p text:style-name="P66"><text:span text:style-name="T35">qval</text:span><text:span text:style-name="T42">A</text:span></text:p>
          </table:table-cell>
          <table:table-cell table:style-name="Table7.A1" office:value-type="string">
            <text:p text:style-name="P66"><text:span text:style-name="T35">qval</text:span><text:span text:style-name="T42">B</text:span></text:p>
          </table:table-cell>
        </table:table-row>
        <table:table-row table:style-name="Table7.1">
          <table:table-cell table:style-name="Table7.A2" table:number-rows-spanned="4" office:value-type="string">
            <text:p text:style-name="P54"><text:span text:style-name="T35">OP pesticide metabolite</text:span><text:span text:style-name="T38">s</text:span></text:p>
          </table:table-cell>
          <table:table-cell table:style-name="Table7.A2" table:number-rows-spanned="4" office:value-type="string">
            <text:p text:style-name="P41">DEP</text:p>
          </table:table-cell>
          <table:table-cell table:style-name="Table7.A2" office:value-type="string">
            <text:p text:style-name="P41">Methylome</text:p>
          </table:table-cell>
          <table:table-cell table:style-name="Table7.A2" office:value-type="string">
            <text:p text:style-name="P41">cg21873275</text:p>
          </table:table-cell>
          <table:table-cell table:style-name="Table7.A2" office:value-type="string">
            <text:p text:style-name="P41">0.076</text:p>
          </table:table-cell>
          <table:table-cell table:style-name="Table7.A2" office:value-type="string">
            <text:p text:style-name="P41">0.053</text:p>
          </table:table-cell>
          <table:table-cell table:style-name="Table7.A2" office:value-type="string">
            <text:p text:style-name="P41">0.001</text:p>
          </table:table-cell>
          <table:table-cell table:style-name="Table7.A2" office:value-type="string">
            <text:p text:style-name="P41">0.047</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GCSF</text:p>
          </table:table-cell>
          <table:table-cell table:style-name="Table7.A2" office:value-type="string">
            <text:p text:style-name="P41">0.084</text:p>
          </table:table-cell>
          <table:table-cell table:style-name="Table7.A2" office:value-type="string">
            <text:p text:style-name="P41">0.08</text:p>
          </table:table-cell>
          <table:table-cell table:style-name="Table7.A2" office:value-type="string">
            <text:p text:style-name="P52"><text:span text:style-name="T35">&lt;</text:span><text:span text:style-name="T36">0.001</text:span></text:p>
          </table:table-cell>
          <table:table-cell table:style-name="Table7.A2" office:value-type="string">
            <text:p text:style-name="P53"><text:span text:style-name="T35">&lt;</text:span><text:span text:style-name="T36">0.001</text:span></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1</text:p>
          </table:table-cell>
          <table:table-cell table:style-name="Table7.A2" office:value-type="string">
            <text:p text:style-name="P41">0.053</text:p>
          </table:table-cell>
          <table:table-cell table:style-name="Table7.A2" office:value-type="string">
            <text:p text:style-name="P41">0.074</text:p>
          </table:table-cell>
          <table:table-cell table:style-name="Table7.A2" office:value-type="string">
            <text:p text:style-name="P41">0.05</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methylpicolinic acid</text:p>
          </table:table-cell>
          <table:table-cell table:style-name="Table7.A2" office:value-type="string">
            <text:p text:style-name="P41">0.062</text:p>
          </table:table-cell>
          <table:table-cell table:style-name="Table7.A2" office:value-type="string">
            <text:p text:style-name="P41">0.083</text:p>
          </table:table-cell>
          <table:table-cell table:style-name="Table7.A2" office:value-type="string">
            <text:p text:style-name="P41">0.017</text:p>
          </table:table-cell>
          <table:table-cell table:style-name="Table7.A2" office:value-type="string">
            <text:p text:style-name="P53"><text:span text:style-name="T35">&lt;</text:span><text:span text:style-name="T36">0.001</text:span></text:p>
          </table:table-cell>
        </table:table-row>
        <table:table-row table:style-name="Table7.1">
          <table:table-cell table:style-name="Table7.A2" table:number-rows-spanned="12" office:value-type="string">
            <text:p text:style-name="P54"><text:span text:style-name="T35">Phenol</text:span><text:span text:style-name="T38">s</text:span></text:p>
          </table:table-cell>
          <table:table-cell table:style-name="Table7.A2" table:number-rows-spanned="3" office:value-type="string">
            <text:p text:style-name="P41">ETPA</text:p>
          </table:table-cell>
          <table:table-cell table:style-name="Table7.A2" table:number-rows-spanned="3" office:value-type="string">
            <text:p text:style-name="P41">Methylome</text:p>
          </table:table-cell>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56</text:p>
          </table:table-cell>
          <table:table-cell table:style-name="Table7.A2" office:value-type="string">
            <text:p text:style-name="P41">0.069</text:p>
          </table:table-cell>
          <table:table-cell table:style-name="Table7.A2" office:value-type="string">
            <text:p text:style-name="P41">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14242246</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1</text:p>
          </table:table-cell>
          <table:table-cell table:style-name="Table7.A2" office:value-type="string">
            <text:p text:style-name="P41">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4891846</text:p>
          </table:table-cell>
          <table:table-cell table:style-name="Table7.A2" office:value-type="string">
            <text:p text:style-name="P41">0.063</text:p>
          </table:table-cell>
          <table:table-cell table:style-name="Table7.A2" office:value-type="string">
            <text:p text:style-name="P41">0.05</text:p>
          </table:table-cell>
          <table:table-cell table:style-name="Table7.A2" office:value-type="string">
            <text:p text:style-name="P41">0.014</text:p>
          </table:table-cell>
          <table:table-cell table:style-name="Table7.A2" office:value-type="string">
            <text:p text:style-name="P41">0.066</text:p>
          </table:table-cell>
        </table:table-row>
        <table:table-row table:style-name="Table7.1">
          <table:covered-table-cell table:style-name="Table7.A2"/>
          <table:table-cell table:style-name="Table7.A2" table:number-rows-spanned="3" office:value-type="string">
            <text:p text:style-name="P41">BUPA</text:p>
          </table:table-cell>
          <table:table-cell table:style-name="Table7.A2" table:number-rows-spanned="3" office:value-type="string">
            <text:p text:style-name="P41">Methylome</text:p>
          </table:table-cell>
          <table:table-cell table:style-name="Table7.A2" office:value-type="string">
            <text:p text:style-name="P41">cg03060555</text:p>
          </table:table-cell>
          <table:table-cell table:style-name="Table7.A2" office:value-type="string">
            <text:p text:style-name="P41">0.069</text:p>
          </table:table-cell>
          <table:table-cell table:style-name="Table7.A2" office:value-type="string">
            <text:p text:style-name="P41">0.082</text:p>
          </table:table-cell>
          <table:table-cell table:style-name="Table7.A2" office:value-type="string">
            <text:p text:style-name="P41">0.005</text:p>
          </table:table-cell>
          <table:table-cell table:style-name="Table7.A2" office:value-type="string">
            <text:p text:style-name="P53"><text:span text:style-name="T35">&lt;</text:span><text:span text:style-name="T3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66</text:p>
          </table:table-cell>
          <table:table-cell table:style-name="Table7.A2" office:value-type="string">
            <text:p text:style-name="P41">0.069</text:p>
          </table:table-cell>
          <table:table-cell table:style-name="Table7.A2" office:value-type="string">
            <text:p text:style-name="P41">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0320656</text:p>
          </table:table-cell>
          <table:table-cell table:style-name="Table7.A2" office:value-type="string">
            <text:p text:style-name="P41">0.063</text:p>
          </table:table-cell>
          <table:table-cell table:style-name="Table7.A2" office:value-type="string">
            <text:p text:style-name="P41">0.052</text:p>
          </table:table-cell>
          <table:table-cell table:style-name="Table7.A2" office:value-type="string">
            <text:p text:style-name="P41">0.015</text:p>
          </table:table-cell>
          <table:table-cell table:style-name="Table7.A2" office:value-type="string">
            <text:p text:style-name="P41">0.054</text:p>
          </table:table-cell>
        </table:table-row>
        <table:table-row table:style-name="Table7.1">
          <table:covered-table-cell table:style-name="Table7.A2"/>
          <table:table-cell table:style-name="Table7.A2" table:number-rows-spanned="2" office:value-type="string">
            <text:p text:style-name="P41">OXBE</text:p>
          </table:table-cell>
          <table:table-cell table:style-name="Table7.A2" office:value-type="string">
            <text:p text:style-name="P41">Methylome</text:p>
          </table:table-cell>
          <table:table-cell table:style-name="Table7.A2" office:value-type="string">
            <text:p text:style-name="P41">cg27466129</text:p>
          </table:table-cell>
          <table:table-cell table:style-name="Table7.A2" office:value-type="string">
            <text:p text:style-name="P41">-0.089</text:p>
          </table:table-cell>
          <table:table-cell table:style-name="Table7.A2" office:value-type="string">
            <text:p text:style-name="P41">-0.051</text:p>
          </table:table-cell>
          <table:table-cell table:style-name="Table7.A2" office:value-type="string">
            <text:p text:style-name="P53"><text:span text:style-name="T35">&lt;</text:span><text:span text:style-name="T36">0.001</text:span></text:p>
          </table:table-cell>
          <table:table-cell table:style-name="Table7.A2" office:value-type="string">
            <text:p text:style-name="P41">0.06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Dimethylamine</text:p>
          </table:table-cell>
          <table:table-cell table:style-name="Table7.A2" office:value-type="string">
            <text:p text:style-name="P41">-0.071</text:p>
          </table:table-cell>
          <table:table-cell table:style-name="Table7.A2" office:value-type="string">
            <text:p text:style-name="P41">-0.074</text:p>
          </table:table-cell>
          <table:table-cell table:style-name="Table7.A2" office:value-type="string">
            <text:p text:style-name="P41">0.003</text:p>
          </table:table-cell>
          <table:table-cell table:style-name="Table7.A2" office:value-type="string">
            <text:p text:style-name="P41">0.001</text:p>
          </table:table-cell>
        </table:table-row>
        <table:table-row table:style-name="Table7.1">
          <table:covered-table-cell table:style-name="Table7.A2"/>
          <table:table-cell table:style-name="Table7.A2" table:number-rows-spanned="4" office:value-type="string">
            <text:p text:style-name="P41">TRCS</text:p>
          </table:table-cell>
          <table:table-cell table:style-name="Table7.A2" table:number-rows-spanned="2" office:value-type="string">
            <text:p text:style-name="P41">Methylome</text:p>
          </table:table-cell>
          <table:table-cell table:style-name="Table7.A2" office:value-type="string">
            <text:p text:style-name="P41">cg10072921</text:p>
          </table:table-cell>
          <table:table-cell table:style-name="Table7.A2" office:value-type="string">
            <text:p text:style-name="P41">0.072</text:p>
          </table:table-cell>
          <table:table-cell table:style-name="Table7.A2" office:value-type="string">
            <text:p text:style-name="P41">0.089</text:p>
          </table:table-cell>
          <table:table-cell table:style-name="Table7.A2" office:value-type="string">
            <text:p text:style-name="P41">0.003</text:p>
          </table:table-cell>
          <table:table-cell table:style-name="Table7.A2" office:value-type="string">
            <text:p text:style-name="P53"><text:span text:style-name="T35">&lt;</text:span><text:span text:style-name="T3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5408086</text:p>
          </table:table-cell>
          <table:table-cell table:style-name="Table7.A2" office:value-type="string">
            <text:p text:style-name="P41">0.065</text:p>
          </table:table-cell>
          <table:table-cell table:style-name="Table7.A2" office:value-type="string">
            <text:p text:style-name="P41">0.054</text:p>
          </table:table-cell>
          <table:table-cell table:style-name="Table7.A2" office:value-type="string">
            <text:p text:style-name="P41">0.01</text:p>
          </table:table-cell>
          <table:table-cell table:style-name="Table7.A2" office:value-type="string">
            <text:p text:style-name="P41">0.039</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Leptin</text:p>
          </table:table-cell>
          <table:table-cell table:style-name="Table7.A2" office:value-type="string">
            <text:p text:style-name="P41">-0.072</text:p>
          </table:table-cell>
          <table:table-cell table:style-name="Table7.A2" office:value-type="string">
            <text:p text:style-name="P41">-0.059</text:p>
          </table:table-cell>
          <table:table-cell table:style-name="Table7.A2" office:value-type="string">
            <text:p text:style-name="P41">0.003</text:p>
          </table:table-cell>
          <table:table-cell table:style-name="Table7.A2" office:value-type="string">
            <text:p text:style-name="P41">0.02</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5</text:p>
          </table:table-cell>
          <table:table-cell table:style-name="Table7.A2" office:value-type="string">
            <text:p text:style-name="P41">-0.054</text:p>
          </table:table-cell>
          <table:table-cell table:style-name="Table7.A2" office:value-type="string">
            <text:p text:style-name="P41">0.049</text:p>
          </table:table-cell>
          <table:table-cell table:style-name="Table7.A2" office:value-type="string">
            <text:p text:style-name="P41">0.042</text:p>
          </table:table-cell>
        </table:table-row>
        <table:table-row table:style-name="Table7.1">
          <table:table-cell table:style-name="Table7.A2" table:number-rows-spanned="7" office:value-type="string">
            <text:p text:style-name="P54"><text:span text:style-name="T35">Phthalate metabolite</text:span><text:span text:style-name="T39">s</text:span></text:p>
          </table:table-cell>
          <table:table-cell table:style-name="Table7.A2" table:number-rows-spanned="2" office:value-type="string">
            <text:p text:style-name="P41">MB<text:span text:style-name="T152">z</text:span>P</text:p>
          </table:table-cell>
          <table:table-cell table:style-name="Table7.A2" office:value-type="string">
            <text:p text:style-name="P41">Proteome</text:p>
          </table:table-cell>
          <table:table-cell table:style-name="Table7.A2" office:value-type="string">
            <text:p text:style-name="P41">EGF</text:p>
          </table:table-cell>
          <table:table-cell table:style-name="Table7.A2" office:value-type="string">
            <text:p text:style-name="P41">0.062</text:p>
          </table:table-cell>
          <table:table-cell table:style-name="Table7.A2" office:value-type="string">
            <text:p text:style-name="P41">0.058</text:p>
          </table:table-cell>
          <table:table-cell table:style-name="Table7.A2" office:value-type="string">
            <text:p text:style-name="P41">0.016</text:p>
          </table:table-cell>
          <table:table-cell table:style-name="Table7.A2" office:value-type="string">
            <text:p text:style-name="P41">0.02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acetyl neuraminic acid</text:p>
          </table:table-cell>
          <table:table-cell table:style-name="Table7.A2" office:value-type="string">
            <text:p text:style-name="P41">0.072</text:p>
          </table:table-cell>
          <table:table-cell table:style-name="Table7.A2" office:value-type="string">
            <text:p text:style-name="P41">0.057</text:p>
          </table:table-cell>
          <table:table-cell table:style-name="Table7.A2" office:value-type="string">
            <text:p text:style-name="P41">0.003</text:p>
          </table:table-cell>
          <table:table-cell table:style-name="Table7.A2" office:value-type="string">
            <text:p text:style-name="P41">0.024</text:p>
          </table:table-cell>
        </table:table-row>
        <table:table-row table:style-name="Table7.1">
          <table:covered-table-cell table:style-name="Table7.A2"/>
          <table:table-cell table:style-name="Table7.A2" table:number-rows-spanned="2" office:value-type="string">
            <text:p text:style-name="P41">MEHP</text:p>
          </table:table-cell>
          <table:table-cell table:style-name="Table7.A2" office:value-type="string">
            <text:p text:style-name="P41">Methylome</text:p>
          </table:table-cell>
          <table:table-cell table:style-name="Table7.A2" office:value-type="string">
            <text:p text:style-name="P41">cg20080548</text:p>
          </table:table-cell>
          <table:table-cell table:style-name="Table7.A2" office:value-type="string">
            <text:p text:style-name="P41">-0.057</text:p>
          </table:table-cell>
          <table:table-cell table:style-name="Table7.A2" office:value-type="string">
            <text:p text:style-name="P41">-0.066</text:p>
          </table:table-cell>
          <table:table-cell table:style-name="Table7.A2" office:value-type="string">
            <text:p text:style-name="P41">0.037</text:p>
          </table:table-cell>
          <table:table-cell table:style-name="Table7.A2" office:value-type="string">
            <text:p text:style-name="P41">0.007</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Acetate</text:p>
          </table:table-cell>
          <table:table-cell table:style-name="Table7.A2" office:value-type="string">
            <text:p text:style-name="P41">-0.063</text:p>
          </table:table-cell>
          <table:table-cell table:style-name="Table7.A2" office:value-type="string">
            <text:p text:style-name="P41">-0.057</text:p>
          </table:table-cell>
          <table:table-cell table:style-name="Table7.A2" office:value-type="string">
            <text:p text:style-name="P41">0.013</text:p>
          </table:table-cell>
          <table:table-cell table:style-name="Table7.A2" office:value-type="string">
            <text:p text:style-name="P41">0.028</text:p>
          </table:table-cell>
        </table:table-row>
        <table:table-row table:style-name="Table7.1">
          <table:covered-table-cell table:style-name="Table7.A2"/>
          <table:table-cell table:style-name="Table7.A2" office:value-type="string">
            <text:p text:style-name="P41"><text:span text:style-name="T152">oh</text:span>-M<text:span text:style-name="T152">i</text:span>NP</text:p>
          </table:table-cell>
          <table:table-cell table:style-name="Table7.A2" office:value-type="string">
            <text:p text:style-name="P41">Serum metabolome</text:p>
          </table:table-cell>
          <table:table-cell table:style-name="Table7.A2" office:value-type="string">
            <text:p text:style-name="P41">Kynurenine</text:p>
          </table:table-cell>
          <table:table-cell table:style-name="Table7.A2" office:value-type="string">
            <text:p text:style-name="P41">-0.051</text:p>
          </table:table-cell>
          <table:table-cell table:style-name="Table7.A2" office:value-type="string">
            <text:p text:style-name="P41">-0.06</text:p>
          </table:table-cell>
          <table:table-cell table:style-name="Table7.A2" office:value-type="string">
            <text:p text:style-name="P41">0.074</text:p>
          </table:table-cell>
          <table:table-cell table:style-name="Table7.A2" office:value-type="string">
            <text:p text:style-name="P41">0.016</text:p>
          </table:table-cell>
        </table:table-row>
        <table:table-row table:style-name="Table7.1">
          <table:covered-table-cell table:style-name="Table7.A2"/>
          <table:table-cell table:style-name="Table7.A2" office:value-type="string">
            <text:p text:style-name="P41"><text:span text:style-name="T152">oxo</text:span>-M<text:span text:style-name="T152">i</text:span>NP</text:p>
          </table:table-cell>
          <table:table-cell table:style-name="Table7.A2" office:value-type="string">
            <text:p text:style-name="P41">Urinary metabolome</text:p>
          </table:table-cell>
          <table:table-cell table:style-name="Table7.A2" office:value-type="string">
            <text:p text:style-name="P41">5-oxoproline</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3</text:p>
          </table:table-cell>
          <table:table-cell table:style-name="Table7.A2" office:value-type="string">
            <text:p text:style-name="P41">0.031</text:p>
          </table:table-cell>
        </table:table-row>
        <table:table-row table:style-name="Table7.1">
          <table:covered-table-cell table:style-name="Table7.A2"/>
          <table:table-cell table:style-name="Table7.A2" office:value-type="string">
            <text:p text:style-name="P41">M<text:span text:style-name="T152">i</text:span>BP</text:p>
          </table:table-cell>
          <table:table-cell table:style-name="Table7.A2" office:value-type="string">
            <text:p text:style-name="P41">Urinary metabolome</text:p>
          </table:table-cell>
          <table:table-cell table:style-name="Table7.A2" office:value-type="string">
            <text:p text:style-name="P41">Scyllo-inositol</text:p>
          </table:table-cell>
          <table:table-cell table:style-name="Table7.A2" office:value-type="string">
            <text:p text:style-name="P41">-0.051</text:p>
          </table:table-cell>
          <table:table-cell table:style-name="Table7.A2" office:value-type="string">
            <text:p text:style-name="P41">-0.077</text:p>
          </table:table-cell>
          <table:table-cell table:style-name="Table7.A2" office:value-type="string">
            <text:p text:style-name="P41">0.081</text:p>
          </table:table-cell>
          <table:table-cell table:style-name="Table7.A2" office:value-type="string">
            <text:p text:style-name="P41">0.001</text:p>
          </table:table-cell>
        </table:table-row>
        <text:soft-page-break/>
        <table:table-row table:style-name="Table7.1">
          <table:table-cell table:style-name="Table7.A2" table:number-columns-spanned="8" office:value-type="string">
            <text:p text:style-name="P86">pcor, partial correlation; qval, q-value</text:p>
          </table:table-cell>
          <table:covered-table-cell/>
          <table:covered-table-cell/>
          <table:covered-table-cell/>
          <table:covered-table-cell/>
          <table:covered-table-cell/>
          <table:covered-table-cell/>
          <table:covered-table-cell/>
        </table:table-row>
      </table:table>
      <text:p text:style-name="P71">Table <text:span text:style-name="T151">6</text:span>: Table listing the <text:span text:style-name="T166">EDC-omic associations </text:span>in the merged network, by chemical class and omic layer. Reported are the <text:span text:style-name="T25">visit</text:span>-specific partial correlations and q-values.</text:p>
      <text:p text:style-name="P7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3"><text:span text:style-name="T44">C</text:span>hemical class</text:p>
          </table:table-cell>
          <table:table-cell table:style-name="Table11.A1" office:value-type="string">
            <text:p text:style-name="P17">Chemical</text:p>
          </table:table-cell>
          <table:table-cell table:style-name="Table11.A1" office:value-type="string">
            <text:p text:style-name="P14"><text:span text:style-name="T44">O</text:span>mic layer</text:p>
          </table:table-cell>
          <table:table-cell table:style-name="Table11.A1" office:value-type="string">
            <text:p text:style-name="P14"><text:span text:style-name="T44">O</text:span>mic feature</text:p>
          </table:table-cell>
          <table:table-cell table:style-name="Table11.E1" office:value-type="string">
            <text:p text:style-name="P14"><text:span text:style-name="T44">G</text:span>enes</text:p>
          </table:table-cell>
          <table:table-cell table:style-name="Table11.A1" table:number-columns-spanned="3" office:value-type="string">
            <text:p text:style-name="P16">Biological interpretation</text:p>
          </table:table-cell>
          <table:covered-table-cell/>
          <table:covered-table-cell/>
        </table:table-row>
        <table:table-row table:style-name="Table11.1">
          <table:table-cell table:style-name="Table11.A2" table:number-columns-spanned="5" office:value-type="string">
            <text:p text:style-name="P37"/>
          </table:table-cell>
          <table:covered-table-cell/>
          <table:covered-table-cell/>
          <table:covered-table-cell/>
          <table:covered-table-cell/>
          <table:table-cell table:style-name="Table11.A2" office:value-type="string">
            <text:p text:style-name="P15"><text:span text:style-name="T163">Corroborating l</text:span>iterature <text:span text:style-name="T163">(direct association)</text:span></text:p>
          </table:table-cell>
          <table:table-cell table:style-name="Table11.A2" office:value-type="string">
            <text:p text:style-name="P15"><text:span text:style-name="T153">Adverse health effects</text:span>* (<text:span text:style-name="T160">chemical</text:span>)</text:p>
          </table:table-cell>
          <table:table-cell table:style-name="Table11.H2" office:value-type="string">
            <text:p text:style-name="P15"><text:span text:style-name="T150">Traits**</text:span> (<text:span text:style-name="T108">CpG</text:span>)</text:p>
          </table:table-cell>
        </table:table-row>
        <table:table-row table:style-name="Table11.1">
          <table:table-cell table:style-name="Table11.H2" table:number-rows-spanned="4" office:value-type="string">
            <text:p text:style-name="P18">OP pesticide metabolite<text:span text:style-name="T45">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83"><text:span text:style-name="T48">N</text:span><text:span text:style-name="T47">BPF25P</text:span><text:span text:style-name="T46"> </text:span><text:reference-mark-start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citation-key&quot;:&quot;endoClinicopathologicalImpactsDNA2021&quot;}}],&quot;schema&quot;:&quot;https://github.com/citation-style-language/schema/raw/master/csl-citation.json&quot;} RNDbA7Q3l64l4"/><text:span text:style-name="T49">1</text:span><text:reference-mark-end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citation-key&quot;:&quot;endoClinicopathologicalImpactsDNA2021&quot;}}],&quot;schema&quot;:&quot;https://github.com/citation-style-language/schema/raw/master/csl-citation.json&quot;} RNDbA7Q3l64l4"/></text:p>
          </table:table-cell>
          <table:table-cell table:style-name="Table11.A2" office:value-type="string">
            <text:p text:style-name="P31"/>
          </table:table-cell>
          <table:table-cell table:style-name="Table11.A2" table:number-rows-spanned="4" office:value-type="string">
            <text:p text:style-name="P81"><text:span text:style-name="T111">Hyperthyroidism </text:span><text:reference-mark-start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citation-key&quot;:&quot;yangAssessmentEndocrinedisruptingEffects2020&quot;}}],&quot;schema&quot;:&quot;https://github.com/citation-style-language/schema/raw/master/csl-citation.json&quot;} RNDJTADMUYN7h"/><text:span text:style-name="T51">2</text:span><text:reference-mark-end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citation-key&quot;:&quot;yangAssessmentEndocrinedisruptingEffects2020&quot;}}],&quot;schema&quot;:&quot;https://github.com/citation-style-language/schema/raw/master/csl-citation.json&quot;} RNDJTADMUYN7h"/><text:span text:style-name="T111">; Prenatal </text:span><text:span text:style-name="T127">e</text:span><text:span text:style-name="T111">xposure </text:span><text:span text:style-name="T127">d</text:span><text:span text:style-name="T111">elayed </text:span><text:span text:style-name="T127">e</text:span><text:span text:style-name="T111">ffects </text:span><text:span text:style-name="T127">and a</text:span><text:span text:style-name="T111">bnormal </text:span><text:span text:style-name="T127">r</text:span><text:span text:style-name="T111">eflex </text:span><text:reference-mark-start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citation-key&quot;:&quot;engelPrenatalOrganophosphateMetabolite2007&quot;}}],&quot;schema&quot;:&quot;https://github.com/citation-style-language/schema/raw/master/csl-citation.json&quot;} RNDbiP65FwIBx"/><text:span text:style-name="T51">3</text:span><text:reference-mark-end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citation-key&quot;:&quot;engelPrenatalOrganophosphateMetabolite2007&quot;}}],&quot;schema&quot;:&quot;https://github.com/citation-style-language/schema/raw/master/csl-citation.json&quot;} RNDbiP65FwIBx"/><text:span text:style-name="T111">; Respiratory </text:span><text:span text:style-name="T127">t</text:span><text:span text:style-name="T111">ract </text:span><text:span text:style-name="T127">d</text:span><text:span text:style-name="T111">iseases </text:span><text:reference-mark-start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citation-key&quot;:&quot;raananEarlylifeExposureOrganophosphate2015&quot;}}],&quot;schema&quot;:&quot;https://github.com/citation-style-language/schema/raw/master/csl-citation.json&quot;} RNDRle0hLB1XW"/><text:span text:style-name="T51">4</text:span><text:reference-mark-end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citation-key&quot;:&quot;raananEarlylifeExposureOrganophosphate2015&quot;}}],&quot;schema&quot;:&quot;https://github.com/citation-style-language/schema/raw/master/csl-citation.json&quot;} RNDRle0hLB1XW"/></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82"><text:span text:style-name="T113">[Exposure to </text:span><text:span text:style-name="T126">pesticides </text:span><text:span text:style-name="T113">linked to changes in the serotonergic system </text:span><text:span text:style-name="T137">†</text:span><text:span text:style-name="T113">] </text:span><text:reference-mark-start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citation-key&quot;:&quot;slotkinDevelopmentalNeurotoxicantsTarget2008&quot;}},{&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citation-key&quot;:&quot;judgeMechanismAcuteEffects2016&quot;}},{&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citation-key&quot;:&quot;sarrouilheExposomeInvolvedBrain2021&quot;}}],&quot;schema&quot;:&quot;https://github.com/citation-style-language/schema/raw/master/csl-citation.json&quot;} RNDRkOEkHMgoQ"/><text:span text:style-name="T53">5</text:span><text:span text:style-name="T50">–7</text:span><text:reference-mark-end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citation-key&quot;:&quot;slotkinDevelopmentalNeurotoxicantsTarget2008&quot;}},{&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citation-key&quot;:&quot;judgeMechanismAcuteEffects2016&quot;}},{&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citation-key&quot;:&quot;sarrouilheExposomeInvolvedBrain2021&quot;}}],&quot;schema&quot;:&quot;https://github.com/citation-style-language/schema/raw/master/csl-citation.json&quot;} RNDRkOEkHMgoQ"/></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153">(Homarine)</text:span></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table-cell table:style-name="Table11.H2" table:number-rows-spanned="12" office:value-type="string">
            <text:p text:style-name="P18">Phenol<text:span text:style-name="T45">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text:span text:style-name="T110">GSE1</text:span>;<text:span text:style-name="T110">RP11-118F19.1 </text:span></text:p>
          </table:table-cell>
          <table:table-cell table:style-name="Table11.A2" office:value-type="string">
            <text:p text:style-name="P32"/>
          </table:table-cell>
          <table:table-cell table:style-name="Table11.A2" table:number-rows-spanned="3" office:value-type="string">
            <text:p text:style-name="P81"><text:span text:style-name="T128">Infertility </text:span><text:reference-mark-start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citation-key&quot;:&quot;smarrUrinaryConcentrationsParabens2017&quot;}}],&quot;schema&quot;:&quot;https://github.com/citation-style-language/schema/raw/master/csl-citation.json&quot;} RNDIxfSYKzV1l"/><text:span text:style-name="T61">8</text:span><text:reference-mark-end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citation-key&quot;:&quot;smarrUrinaryConcentrationsParabens2017&quot;}}],&quot;schema&quot;:&quot;https://github.com/citation-style-language/schema/raw/master/csl-citation.json&quot;} RNDIxfSYKzV1l"/></text:p>
          </table:table-cell>
          <table:table-cell table:style-name="Table11.H2" office:value-type="string">
            <text:p text:style-name="P34">Smoking; <text:span text:style-name="T149">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text:span text:style-name="T110">C2orf28</text:span>;<text:span text:style-name="T110">SLC5A6</text:span></text:p>
          </table:table-cell>
          <table:table-cell table:style-name="Table11.A2" office:value-type="string">
            <text:p text:style-name="P32"/>
          </table:table-cell>
          <table:covered-table-cell table:style-name="Table11.A2"/>
          <table:table-cell table:style-name="Table11.H2" office:value-type="string">
            <text:p text:style-name="P33"><text:span text:style-name="T150">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50">CACNA1A</text:p>
          </table:table-cell>
          <table:table-cell table:style-name="Table11.A2" office:value-type="string">
            <text:p text:style-name="P32"/>
          </table:table-cell>
          <table:covered-table-cell table:style-name="Table11.A2"/>
          <table:table-cell table:style-name="Table11.H2" office:value-type="string">
            <text:p text:style-name="P36">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50">ZBTB38</text:p>
          </table:table-cell>
          <table:table-cell table:style-name="Table11.A2" office:value-type="string">
            <text:p text:style-name="P32"/>
          </table:table-cell>
          <table:table-cell table:style-name="Table11.A2" table:number-rows-spanned="3" office:value-type="string">
            <text:p text:style-name="P81"><text:span text:style-name="T120">Prostatic and testicular diseases </text:span><text:reference-mark-start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citation-key&quot;:&quot;riadReproductiveToxicImpact2018&quot;}}],&quot;schema&quot;:&quot;https://github.com/citation-style-language/schema/raw/master/csl-citation.json&quot;} RND6XcEBNQ3Id"/><text:span text:style-name="T56">9</text:span><text:reference-mark-end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citation-key&quot;:&quot;riadReproductiveToxicImpact2018&quot;}}],&quot;schema&quot;:&quot;https://github.com/citation-style-language/schema/raw/master/csl-citation.json&quot;} RND6XcEBNQ3Id"/><text:span text:style-name="T120">; Weight loss </text:span><text:reference-mark-start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citation-key&quot;:&quot;zhangNbutylparabenInducesMale2016&quot;}}],&quot;schema&quot;:&quot;https://github.com/citation-style-language/schema/raw/master/csl-citation.json&quot;} RNDttGQsxuGMd"/><text:span text:style-name="T56">10</text:span><text:reference-mark-end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citation-key&quot;:&quot;zhangNbutylparabenInducesMale2016&quot;}}],&quot;schema&quot;:&quot;https://github.com/citation-style-language/schema/raw/master/csl-citation.json&quot;} RNDttGQsxuGMd"/></text:p>
          </table:table-cell>
          <table:table-cell table:style-name="Table11.H2" office:value-type="string">
            <text:p text:style-name="P36">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text:span text:style-name="T110">GSE1</text:span>;<text:span text:style-name="T110">RP11-118F19.1</text:span></text:p>
          </table:table-cell>
          <table:table-cell table:style-name="Table11.A2" office:value-type="string">
            <text:p text:style-name="P32"/>
          </table:table-cell>
          <table:covered-table-cell table:style-name="Table11.A2"/>
          <table:table-cell table:style-name="Table11.H2" office:value-type="string">
            <text:p text:style-name="P35">Smoking; <text:span text:style-name="T149">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50">LETMD1</text:p>
          </table:table-cell>
          <table:table-cell table:style-name="Table11.A2" office:value-type="string">
            <text:p text:style-name="P32"/>
          </table:table-cell>
          <table:covered-table-cell table:style-name="Table11.A2"/>
          <table:table-cell table:style-name="Table11.H2" office:value-type="string">
            <text:p text:style-name="P32"><text:span text:style-name="T150">S</text:span>ystemic lupus erythematosus; <text:span text:style-name="T150">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50">KIAA0513</text:p>
          </table:table-cell>
          <table:table-cell table:style-name="Table11.A2" office:value-type="string">
            <text:p text:style-name="P81"><text:span text:style-name="T135">[Neurological disorders </text:span><text:span text:style-name="T137">† ‡</text:span><text:span text:style-name="T135">] </text:span><text:reference-mark-start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citation-key&quot;:&quot;wnukPrenatalExposureBenzophenone32019&quot;}},{&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DOI&quot;:&quot;10.3389/fgene.2020.00981&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citation-key&quot;:&quot;zhuIdentificationKIAA0513Other2020&quot;}}],&quot;schema&quot;:&quot;https://github.com/citation-style-language/schema/raw/master/csl-citation.json&quot;} RND4B4lLLaG8G"/><text:span text:style-name="T68">11,12</text:span><text:reference-mark-end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citation-key&quot;:&quot;wnukPrenatalExposureBenzophenone32019&quot;}},{&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DOI&quot;:&quot;10.3389/fgene.2020.00981&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citation-key&quot;:&quot;zhuIdentificationKIAA0513Other2020&quot;}}],&quot;schema&quot;:&quot;https://github.com/citation-style-language/schema/raw/master/csl-citation.json&quot;} RND4B4lLLaG8G"/></text:p>
          </table:table-cell>
          <table:table-cell table:style-name="Table11.A2" table:number-rows-spanned="2" office:value-type="string">
            <text:p text:style-name="P81"><text:span text:style-name="T111">Birth </text:span><text:span text:style-name="T129">w</text:span><text:span text:style-name="T111">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citation-key&quot;:&quot;wolffPrenatalPhenolPhthalate2008&quot;}}],&quot;schema&quot;:&quot;https://github.com/citation-style-language/schema/raw/master/csl-citation.json&quot;} RNDG7NoNRVmui"/><text:span text:style-name="T51">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citation-key&quot;:&quot;wolffPrenatalPhenolPhthalate2008&quot;}}],&quot;schema&quot;:&quot;https://github.com/citation-style-language/schema/raw/master/csl-citation.json&quot;} RNDG7NoNRVmui"/><text:span text:style-name="T111">; Prenatal </text:span><text:span text:style-name="T129">e</text:span><text:span text:style-name="T111">xposure </text:span><text:span text:style-name="T129">d</text:span><text:span text:style-name="T111">elayed </text:span><text:span text:style-name="T129">e</text:span><text:span text:style-name="T111">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citation-key&quot;:&quot;philippatExposurePhthalatesPhenols2012&quot;}}],&quot;schema&quot;:&quot;https://github.com/citation-style-language/schema/raw/master/csl-citation.json&quot;} RNDAmfBuDyQ4F"/><text:span text:style-name="T51">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citation-key&quot;:&quot;philippatExposurePhthalatesPhenols2012&quot;}}],&quot;schema&quot;:&quot;https://github.com/citation-style-language/schema/raw/master/csl-citation.json&quot;} RNDAmfBuDyQ4F"/></text:p>
          </table:table-cell>
          <table:table-cell table:style-name="Table11.H2" office:value-type="string">
            <text:p text:style-name="P32"><text:span text:style-name="T150">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81"><text:span text:style-name="T113">[Possible </text:span><text:span text:style-name="T119">common </text:span><text:span text:style-name="T113">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citation-key&quot;:&quot;mitchellDimethylamineDiet2008&quot;}},{&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citation-key&quot;:&quot;gago-ferreroOverviewUVabsorbingCompounds2012&quot;}}],&quot;schema&quot;:&quot;https://github.com/citation-style-language/schema/raw/master/csl-citation.json&quot;} RNDuqMCcCpJRx"/><text:span text:style-name="T53">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citation-key&quot;:&quot;mitchellDimethylamineDiet2008&quot;}},{&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citation-key&quot;:&quot;gago-ferreroOverviewUVabsorbingCompounds2012&quot;}}],&quot;schema&quot;:&quot;https://github.com/citation-style-language/schema/raw/master/csl-citation.json&quot;} RNDuqMCcCpJRx"/></text:p>
          </table:table-cell>
          <table:covered-table-cell table:style-name="Table11.A2"/>
          <table:table-cell table:style-name="Table11.H2" office:value-type="string">
            <text:p text:style-name="P75"/>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2"/>
          </table:table-cell>
          <table:table-cell table:style-name="Table11.A2" table:number-rows-spanned="4" office:value-type="string">
            <text:p text:style-name="P81"><text:span text:style-name="T130">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citation-key&quot;:&quot;haggardPhenotypicallyAnchoredTranscriptome2016&quot;}}],&quot;schema&quot;:&quot;https://github.com/citation-style-language/schema/raw/master/csl-citation.json&quot;} RND33ePZbCvkn"/><text:span text:style-name="T62">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citation-key&quot;:&quot;haggardPhenotypicallyAnchoredTranscriptome2016&quot;}}],&quot;schema&quot;:&quot;https://github.com/citation-style-language/schema/raw/master/csl-citation.json&quot;} RND33ePZbCvkn"/><text:span text:style-name="T130">; </text:span><text:span text:style-name="T121">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citation-key&quot;:&quot;lankesterUrinaryTriclosanAssociated2013&quot;}}],&quot;schema&quot;:&quot;https://github.com/citation-style-language/schema/raw/master/csl-citation.json&quot;} RND1qfhUaO6tv"/><text:span text:style-name="T57">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citation-key&quot;:&quot;lankesterUrinaryTriclosanAssociated2013&quot;}}],&quot;schema&quot;:&quot;https://github.com/citation-style-language/schema/raw/master/csl-citation.json&quot;} RND1qfhUaO6tv"/><text:span text:style-name="T121">; </text:span><text:span text:style-name="T122">Fetal growth retardation </text:span><text:soft-page-break/><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citation-key&quot;:&quot;philippatPrenatalExposurePhenols2014&quot;}}],&quot;schema&quot;:&quot;https://github.com/citation-style-language/schema/raw/master/csl-citation.json&quot;} RND5eVS1Ml0fy"/><text:span text:style-name="T58">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citation-key&quot;:&quot;philippatPrenatalExposurePhenols2014&quot;}}],&quot;schema&quot;:&quot;https://github.com/citation-style-language/schema/raw/master/csl-citation.json&quot;} RND5eVS1Ml0fy"/><text:span text:style-name="T122">; </text:span><text:span text:style-name="T131">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citation-key&quot;:&quot;bertelsenTriclosanExposureAllergic2013&quot;}}],&quot;schema&quot;:&quot;https://github.com/citation-style-language/schema/raw/master/csl-citation.json&quot;} RND6e2maAGTFs"/><text:span text:style-name="T63">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citation-key&quot;:&quot;bertelsenTriclosanExposureAllergic2013&quot;}}],&quot;schema&quot;:&quot;https://github.com/citation-style-language/schema/raw/master/csl-citation.json&quot;} RND6e2maAGTFs"/><text:span text:style-name="T131">; </text:span><text:span text:style-name="T123">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citation-key&quot;:&quot;rautTriclosanHasEndocrinedisrupting2010&quot;}}],&quot;schema&quot;:&quot;https://github.com/citation-style-language/schema/raw/master/csl-citation.json&quot;} RNDMvuEjCxYPA"/><text:span text:style-name="T59">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citation-key&quot;:&quot;rautTriclosanHasEndocrinedisrupting2010&quot;}}],&quot;schema&quot;:&quot;https://github.com/citation-style-language/schema/raw/master/csl-citation.json&quot;} RNDMvuEjCxYPA"/><text:span text:style-name="T123">; </text:span><text:span text:style-name="T131">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citation-key&quot;:&quot;barrosTriclosanInhibitionAcute2010&quot;}}],&quot;schema&quot;:&quot;https://github.com/citation-style-language/schema/raw/master/csl-citation.json&quot;} RNDAXdYjXSh5a"/><text:span text:style-name="T63">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citation-key&quot;:&quot;barrosTriclosanInhibitionAcute2010&quot;}}],&quot;schema&quot;:&quot;https://github.com/citation-style-language/schema/raw/master/csl-citation.json&quot;} RNDAXdYjXSh5a"/><text:span text:style-name="T131">; </text:span><text:span text:style-name="T123">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citation-key&quot;:&quot;huaExposurePregnantMice2017&quot;}}],&quot;schema&quot;:&quot;https://github.com/citation-style-language/schema/raw/master/csl-citation.json&quot;} RNDhxehTvRrfD"/><text:span text:style-name="T59">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citation-key&quot;:&quot;huaExposurePregnantMice2017&quot;}}],&quot;schema&quot;:&quot;https://github.com/citation-style-language/schema/raw/master/csl-citation.json&quot;} RNDhxehTvRrfD"/></text:p>
          </table:table-cell>
          <table:table-cell table:style-name="Table11.H2" office:value-type="string">
            <text:p text:style-name="P32"><text:span text:style-name="T150">T</text:span>ype 2 diabetes; <text:span text:style-name="T150">In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50">CCNT1</text:p>
          </table:table-cell>
          <table:table-cell table:style-name="Table11.A2" office:value-type="string">
            <text:p text:style-name="P32"/>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82"><text:span text:style-name="T125">[Effect of mixtures of phenols and parabens </text:span><text:span text:style-name="T137">‡</text:span><text:span text:style-name="T125">]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citation-key&quot;:&quot;leeRacespecificAssociationsUrinary2022&quot;}}],&quot;schema&quot;:&quot;https://github.com/citation-style-language/schema/raw/master/csl-citation.json&quot;} RNDoIlK5GAnSf"/><text:span text:style-name="T60">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citation-key&quot;:&quot;leeRacespecificAssociationsUrinary2022&quot;}}],&quot;schema&quot;:&quot;https://github.com/citation-style-language/schema/raw/master/csl-citation.json&quot;} RNDoIlK5GAnSf"/><text:span text:style-name="T125"> </text:span><text:span text:style-name="T113">[</text:span><text:span text:style-name="T114">No evidence of association </text:span><text:span text:style-name="T137">‡</text:span><text:span text:style-name="T113">]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citation-key&quot;:&quot;shapiroAssociationsMaternalTriclosan2018&quot;}}],&quot;schema&quot;:&quot;https://github.com/citation-style-language/schema/raw/master/csl-citation.json&quot;} RNDQK9jx1tD9n"/><text:span text:style-name="T53">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citation-key&quot;:&quot;shapiroAssociationsMaternalTriclosan2018&quot;}}],&quot;schema&quot;:&quot;https://github.com/citation-style-language/schema/raw/master/csl-citation.json&quot;} RNDQK9jx1tD9n"/></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82"><text:span text:style-name="T114">[</text:span><text:span text:style-name="T115">Possible association between personal care product ingredients and serotonin </text:span><text:span text:style-name="T137">†</text:span><text:span text:style-name="T114">]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citation-key&quot;:&quot;houtenChangesMetabolomeResponse2016&quot;}}],&quot;schema&quot;:&quot;https://github.com/citation-style-language/schema/raw/master/csl-citation.json&quot;} RNDcsP7O7IjkV"/><text:span text:style-name="T54">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citation-key&quot;:&quot;houtenChangesMetabolomeResponse2016&quot;}}],&quot;schema&quot;:&quot;https://github.com/citation-style-language/schema/raw/master/csl-citation.json&quot;} RNDcsP7O7IjkV"/></text:p>
          </table:table-cell>
          <table:covered-table-cell table:style-name="Table11.A2"/>
          <table:table-cell table:style-name="Table11.H2" office:value-type="string">
            <text:p text:style-name="P30"/>
          </table:table-cell>
        </table:table-row>
        <table:table-row table:style-name="Table11.1">
          <table:table-cell table:style-name="Table11.H2" table:number-rows-spanned="7" office:value-type="string">
            <text:p text:style-name="P18">Phthalate metabolite<text:span text:style-name="T45">s</text:span></text:p>
          </table:table-cell>
          <table:table-cell table:style-name="Table11.H2" table:number-rows-spanned="2" office:value-type="string">
            <text:p text:style-name="P19">MB<text:span text:style-name="T152">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2"/>
          </table:table-cell>
          <table:table-cell table:style-name="Table11.A2" table:number-rows-spanned="2" office:value-type="string">
            <text:p text:style-name="P81"><text:span text:style-name="T132">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citation-key&quot;:&quot;jurewiczHumanUrinaryPhthalate2013&quot;}}],&quot;schema&quot;:&quot;https://github.com/citation-style-language/schema/raw/master/csl-citation.json&quot;} RNDCQTzAhl9UO"/><text:span text:style-name="T64">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citation-key&quot;:&quot;jurewiczHumanUrinaryPhthalate2013&quot;}}],&quot;schema&quot;:&quot;https://github.com/citation-style-language/schema/raw/master/csl-citation.json&quot;} RNDCQTzAhl9UO"/><text:span text:style-name="T132">;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citation-key&quot;:&quot;casasExposureBisphenolPhthalates2016&quot;}}],&quot;schema&quot;:&quot;https://github.com/citation-style-language/schema/raw/master/csl-citation.json&quot;} RNDuyL0okAoa4"/><text:span text:style-name="T64">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citation-key&quot;:&quot;casasExposureBisphenolPhthalates2016&quot;}}],&quot;schema&quot;:&quot;https://github.com/citation-style-language/schema/raw/master/csl-citation.json&quot;} RNDuyL0okAoa4"/><text:span text:style-name="T132">; </text:span><text:span text:style-name="T133">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citation-key&quot;:&quot;hatchAssociationUrinaryPhthalate2008&quot;}}],&quot;schema&quot;:&quot;https://github.com/citation-style-language/schema/raw/master/csl-citation.json&quot;} RNDHY0Ly7xOo0"/><text:span text:style-name="T65">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citation-key&quot;:&quot;hatchAssociationUrinaryPhthalate2008&quot;}}],&quot;schema&quot;:&quot;https://github.com/citation-style-language/schema/raw/master/csl-citation.json&quot;} RNDHY0Ly7xOo0"/><text:span text:style-name="T133">; </text:span><text:span text:style-name="T134">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citation-key&quot;:&quot;stahlhutConcentrationsUrinaryPhthalate2007&quot;}}],&quot;schema&quot;:&quot;https://github.com/citation-style-language/schema/raw/master/csl-citation.json&quot;} RND8ZRZ8orFMT"/><text:span text:style-name="T66">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citation-key&quot;:&quot;stahlhutConcentrationsUrinaryPhthalate2007&quot;}}],&quot;schema&quot;:&quot;https://github.com/citation-style-language/schema/raw/master/csl-citation.json&quot;} RND8ZRZ8orFMT"/></text:p>
          </table:table-cell>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8">Neu5AC</text:p>
          </table:table-cell>
          <table:table-cell table:style-name="Table11.A2" office:value-type="string">
            <text:p text:style-name="P19"/>
          </table:table-cell>
          <table:table-cell table:style-name="Table11.A2" office:value-type="string">
            <text:p text:style-name="P82"><text:span text:style-name="T113">[</text:span><text:span text:style-name="T115">Possible association between Neu5AC and M</text:span><text:span text:style-name="T118">B</text:span><text:span text:style-name="T115">zP </text:span><text:span text:style-name="T137">‡</text:span><text:span text:style-name="T113">]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DOI&quot;:&quot;10.3389/fpubh.2018.00298&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citation-key&quot;:&quot;zhouMetabolomicMarkersPhthalate2018&quot;}}],&quot;schema&quot;:&quot;https://github.com/citation-style-language/schema/raw/master/csl-citation.json&quot;} RNDZvFCg4WDsH"/><text:span text:style-name="T53">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DOI&quot;:&quot;10.3389/fpubh.2018.00298&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citation-key&quot;:&quot;zhouMetabolomicMarkersPhthalate2018&quot;}}],&quot;schema&quot;:&quot;https://github.com/citation-style-language/schema/raw/master/csl-citation.json&quot;} RNDZvFCg4WDsH"/></text:p>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50">SBSN</text:p>
          </table:table-cell>
          <table:table-cell table:style-name="Table11.F21" office:value-type="string">
            <text:p text:style-name="P82"><text:span text:style-name="T114">[</text:span><text:span text:style-name="T116">Possible perturbation of the PI3K/AKT pathway </text:span><text:span text:style-name="T137">†</text:span><text:span text:style-name="T114">]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citation-key&quot;:&quot;lengLowdoseMono2ethylhexyl2021&quot;}},{&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citation-key&quot;:&quot;tanSuprabasinRoleHuman2022&quot;}}],&quot;schema&quot;:&quot;https://github.com/citation-style-language/schema/raw/master/csl-citation.json&quot;} RNDTnvXXoSDFA"/><text:span text:style-name="T54">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citation-key&quot;:&quot;lengLowdoseMono2ethylhexyl2021&quot;}},{&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citation-key&quot;:&quot;tanSuprabasinRoleHuman2022&quot;}}],&quot;schema&quot;:&quot;https://github.com/citation-style-language/schema/raw/master/csl-citation.json&quot;} RNDTnvXXoSDFA"/></text:p>
          </table:table-cell>
          <table:table-cell table:style-name="Table11.A2" table:number-rows-spanned="2" office:value-type="string">
            <text:p text:style-name="P32"/>
          </table:table-cell>
          <table:table-cell table:style-name="Table11.H2" office:value-type="string">
            <text:p text:style-name="P32"><text:span text:style-name="T150">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table-cell table:style-name="Table11.H2" office:value-type="string">
            <text:p text:style-name="P19"><text:span text:style-name="T152">oh</text:span>-M<text:span text:style-name="T152">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82"><text:span text:style-name="T114">[</text:span><text:span text:style-name="T116">Possible mediating effect of quinolic acid <text:s/>on exposure to phthalates and neurological disorders </text:span><text:span text:style-name="T137">‡</text:span><text:span text:style-name="T114">]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citation-key&quot;:&quot;nassanHighPhthalateExposure2019&quot;}}],&quot;schema&quot;:&quot;https://github.com/citation-style-language/schema/raw/master/csl-citation.json&quot;} RNDyrtn4q5MSd"/><text:span text:style-name="T54">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citation-key&quot;:&quot;nassanHighPhthalateExposure2019&quot;}}],&quot;schema&quot;:&quot;https://github.com/citation-style-language/schema/raw/master/csl-citation.json&quot;} RNDyrtn4q5MSd"/></text:p>
          </table:table-cell>
          <table:table-cell table:style-name="Table11.A2" office:value-type="string">
            <text:p text:style-name="P30"/>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152">oxo</text:span>-M<text:span text:style-name="T152">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82"><text:span text:style-name="T117">[Possible association between personal care product ingredients and 5-oxoproline </text:span><text:span text:style-name="T137">†</text:span><text:span text:style-name="T117">]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citation-key&quot;:&quot;houtenChangesMetabolomeResponse2016&quot;}}],&quot;schema&quot;:&quot;https://github.com/citation-style-language/schema/raw/master/csl-citation.json&quot;} RND5ZKMcEd59c"/><text:span text:style-name="T55">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citation-key&quot;:&quot;houtenChangesMetabolomeResponse2016&quot;}}],&quot;schema&quot;:&quot;https://github.com/citation-style-language/schema/raw/master/csl-citation.json&quot;} RND5ZKMcEd59c"/></text:p>
          </table:table-cell>
          <table:table-cell table:style-name="Table11.A2" office:value-type="string">
            <text:p text:style-name="P81"><text:span text:style-name="T112">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citation-key&quot;:&quot;henrotinDecreaseSerumTestosterone2020&quot;}}],&quot;schema&quot;:&quot;https://github.com/citation-style-language/schema/raw/master/csl-citation.json&quot;} RND4syhCSo2Aj"/><text:span text:style-name="T52">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citation-key&quot;:&quot;henrotinDecreaseSerumTestosterone2020&quot;}}],&quot;schema&quot;:&quot;https://github.com/citation-style-language/schema/raw/master/csl-citation.json&quot;} RND4syhCSo2Aj"/><text:span text:style-name="T111">; </text:span><text:span text:style-name="T124">Respiratory function (</text:span><text:span text:style-name="T112">FEV</text:span><text:span text:style-name="T43">1</text:span><text:span text:style-name="T112">%</text:span><text:span text:style-name="T124">)</text:span><text:span text:style-name="T112">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citation-key&quot;:&quot;agierEarlylifeExposomeLung2019&quot;}}],&quot;schema&quot;:&quot;https://github.com/citation-style-language/schema/raw/master/csl-citation.json&quot;} RNDJwnLtvDYqk"/><text:span text:style-name="T52">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citation-key&quot;:&quot;agierEarlylifeExposomeLung2019&quot;}}],&quot;schema&quot;:&quot;https://github.com/citation-style-language/schema/raw/master/csl-citation.json&quot;} RNDJwnLtvDYqk"/></text:p>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M<text:span text:style-name="T152">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2"/>
          </table:table-cell>
          <table:table-cell table:style-name="Table11.A2" office:value-type="string">
            <text:p text:style-name="P81"><text:span text:style-name="T106">A</text:span><text:span text:style-name="T107">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citation-key&quot;:&quot;lindCirculatingLevelsBisphenol2011&quot;}}],&quot;schema&quot;:&quot;https://github.com/citation-style-language/schema/raw/master/csl-citation.json&quot;} RNDhEIZgi4Y8p"/><text:span text:style-name="T67">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citation-key&quot;:&quot;lindCirculatingLevelsBisphenol2011&quot;}}],&quot;schema&quot;:&quot;https://github.com/citation-style-language/schema/raw/master/csl-citation.json&quot;} RNDhEIZgi4Y8p"/><text:span text:style-name="T107">;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citation-key&quot;:&quot;soomroPrenatalExposurePhthalates2018&quot;}}],&quot;schema&quot;:&quot;https://github.com/citation-style-language/schema/raw/master/csl-citation.json&quot;} RNDjflMQ78cEG"/><text:span text:style-name="T67">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citation-key&quot;:&quot;soomroPrenatalExposurePhthalates2018&quot;}}],&quot;schema&quot;:&quot;https://github.com/citation-style-language/schema/raw/master/csl-citation.json&quot;} RNDjflMQ78cEG"/><text:span text:style-name="T107">;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citation-key&quot;:&quot;lindSerumConcentrationsPhthalate2012&quot;}}],&quot;schema&quot;:&quot;https://github.com/citation-style-language/schema/raw/master/csl-citation.json&quot;} RNDZUlIiD9Aqk"/><text:span text:style-name="T67">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citation-key&quot;:&quot;lindSerumConcentrationsPhthalate2012&quot;}}],&quot;schema&quot;:&quot;https://github.com/citation-style-language/schema/raw/master/csl-citation.json&quot;} RNDZUlIiD9Aqk"/><text:span text:style-name="T107">;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citation-key&quot;:&quot;fergusonEnvironmentalPhthalateExposure2019&quot;}}],&quot;schema&quot;:&quot;https://github.com/citation-style-language/schema/raw/master/csl-citation.json&quot;} RNDNqVOWN72KJ"/><text:span text:style-name="T67">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citation-key&quot;:&quot;fergusonEnvironmentalPhthalateExposure2019&quot;}}],&quot;schema&quot;:&quot;https://github.com/citation-style-language/schema/raw/master/csl-citation.json&quot;} RNDNqVOWN72KJ"/><text:span text:style-name="T107">;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citation-key&quot;:&quot;percyGestationalExposurePhthalates2016&quot;}}],&quot;schema&quot;:&quot;https://github.com/citation-style-language/schema/raw/master/csl-citation.json&quot;} RND29FrTHr8AN"/><text:span text:style-name="T67">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citation-key&quot;:&quot;percyGestationalExposurePhthalates2016&quot;}}],&quot;schema&quot;:&quot;https://github.com/citation-style-language/schema/raw/master/csl-citation.json&quot;} RND29FrTHr8AN"/></text:p>
          </table:table-cell>
          <table:table-cell table:style-name="Table11.H2" office:value-type="string">
            <text:p text:style-name="P32"/>
          </table:table-cell>
        </table:table-row>
      </table:table>
      <text:p text:style-name="P80"><text:span text:style-name="T138">Table </text:span><text:span text:style-name="T139">7</text:span><text:span text:style-name="T138">: Biological interpretation and literature review of the </text:span><text:span text:style-name="T145">EDC-omic </text:span><text:span text:style-name="T138">associations </text:span><text:span text:style-name="T140">in</text:span><text:span text:style-name="T138"> the merged network. </text:span><text:span text:style-name="T146">*</text:span><text:span text:style-name="T141">Retrieved from PubChem </text:span><text:span text:style-name="T144">(“Associated Disorders and Diseases”)</text:span><text:span text:style-name="T141"> </text:span><text:reference-mark-start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citation-key&quot;:&quot;kimPubChem2021New2020&quot;}}],&quot;schema&quot;:&quot;https://github.com/citation-style-language/schema/raw/master/csl-citation.json&quot;} RNDIwexxN4gRT"/><text:span text:style-name="T102">42</text:span><text:reference-mark-end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citation-key&quot;:&quot;kimPubChem2021New2020&quot;}}],&quot;schema&quot;:&quot;https://github.com/citation-style-language/schema/raw/master/csl-citation.json&quot;} RNDIwexxN4gRT"/><text:span text:style-name="T141">. </text:span><text:span text:style-name="T147">**</text:span><text:span text:style-name="T141">Retrieved from the EWAS Atlas </text:span><text:reference-mark-start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citation-key&quot;:&quot;liEWASAtlasCurated2019&quot;}}],&quot;schema&quot;:&quot;https://github.com/citation-style-language/schema/raw/master/csl-citation.json&quot;} RND7BN52esXss"/><text:span text:style-name="T102">43</text:span><text:reference-mark-end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citation-key&quot;:&quot;liEWASAtlasCurated2019&quot;}}],&quot;schema&quot;:&quot;https://github.com/citation-style-language/schema/raw/master/csl-citation.json&quot;} RND7BN52esXss"/><text:span text:style-name="T141">. </text:span><text:span text:style-name="T143">† </text:span><text:span text:style-name="T148">In vitro</text:span><text:span text:style-name="T143"> / </text:span><text:span text:style-name="T148">In Vivo</text:span><text:span text:style-name="T143">.</text:span><text:span text:style-name="T142"> </text:span><text:span text:style-name="T143">‡ Human study.</text:span></text:p>
      <text:section text:style-name="Sect1" text:name="ZOTERO_BIBL {&quot;uncited&quot;:[],&quot;omitted&quot;:[],&quot;custom&quot;:[]} CSL_BIBLIOGRAPHY RNDR4AP7f5lmI">
        <text:p text:style-name="P76">1.<text:tab/>Endo Y, Fujimoto M, Ito N, et al. Clinicopathological impacts of DNA methylation alterations on pancreatic ductal adenocarcinoma: prediction of early recurrence based on genome-wide DNA methylation profiling. <text:span text:style-name="T109">J Cancer Res Clin Oncol</text:span>. 2021;147(5):1341-1354. doi:10.1007/s00432-021-03541-6</text:p>
        <text:p text:style-name="Bibliography_20_1">2.<text:tab/>Yang FW, Zhao GP, Ren FZ, Pang GF, Li YX. Assessment of the endocrine-disrupting effects of diethyl phosphate, a nonspecific metabolite of organophosphorus pesticides, by in vivo and in silico approaches. <text:span text:style-name="T109">Environ Int</text:span>. 2020;135:105383. doi:10.1016/j.envint.2019.105383</text:p>
        <text:p text:style-name="Bibliography_20_1">3.<text:tab/>Engel SM, Berkowitz GS, Barr DB, et al. Prenatal organophosphate metabolite and organochlorine levels and performance on the Brazelton Neonatal Behavioral Assessment Scale in a multiethnic pregnancy cohort. <text:span text:style-name="T109">Am J Epidemiol</text:span>. 2007;165(12):1397-1404. doi:10.1093/aje/kwm029</text:p>
        <text:p text:style-name="Bibliography_20_1">4.<text:tab/>Raanan R, Harley KG, Balmes JR, Bradman A, Lipsett M, Eskenazi B. Early-life exposure to organophosphate pesticides and pediatric respiratory symptoms in the CHAMACOS cohort. <text:span text:style-name="T109">Environ Health Perspect</text:span>. 2015;123(2):179-185. doi:10.1289/ehp.1408235</text:p>
        <text:p text:style-name="Bibliography_20_1">5.<text:tab/>Slotkin TA, Seidler FJ. Developmental neurotoxicants target neurodifferentiation into the serotonin phenotype: Chlorpyrifos, diazinon, dieldrin and divalent nickel. <text:span text:style-name="T109">Toxicol Appl Pharmacol</text:span>. 2008;233(2):211-219. doi:10.1016/j.taap.2008.08.020</text:p>
        <text:p text:style-name="Bibliography_20_1">6.<text:tab/>Judge SJ, Savy CY, Campbell M, et al. Mechanism for the acute effects of organophosphate pesticides on the adult 5-HT system. <text:span text:style-name="T109">Chem Biol Interact</text:span>. 2016;245:82-89. doi:10.1016/j.cbi.2015.12.014</text:p>
        <text:p text:style-name="Bibliography_20_1">7.<text:tab/>Sarrouilhe D, Defamie N, Mesnil M. Is the Exposome Involved in Brain Disorders through the Serotoninergic System? <text:span text:style-name="T109">Biomedicines</text:span>. 2021;9(10):1351. doi:10.3390/biomedicines9101351</text:p>
        <text:p text:style-name="Bibliography_20_1">8.<text:tab/>Smarr MM, Sundaram R, Honda M, Kannan K, Louis GMB. Urinary Concentrations of Parabens and Other Antimicrobial Chemicals and Their Association with Couples’ Fecundity. <text:span text:style-name="T109">Environ Health Perspect</text:span>. 2017;125(4):730-736. doi:10.1289/EHP189</text:p>
        <text:p text:style-name="Bibliography_20_1">9.<text:tab/>Riad MA, Abd-Rabo MM, Abd El Aziz SA, El Behairy AM, Badawy MM. Reproductive toxic impact of subchronic treatment with combined butylparaben and triclosan in weanling male rats. <text:span text:style-name="T109">J Biochem Mol Toxicol</text:span>. 2018;32(3):e22037. doi:10.1002/jbt.22037</text:p>
        <text:p text:style-name="Bibliography_20_1">10.<text:tab/>Zhang L, Ding S, Qiao P, et al. n-butylparaben induces male reproductive disorders via regulation of estradiol and estrogen receptors. <text:span text:style-name="T109">J Appl Toxicol</text:span>. 2016;36(9):1223-1234. doi:10.1002/jat.3291</text:p>
        <text:p text:style-name="Bibliography_20_1">11.<text:tab/>Wnuk A, Rzemieniec J, Staroń J, et al. Prenatal Exposure to Benzophenone-3 Impairs Autophagy, Disrupts RXRs/PPARγ Signaling, and Alters Epigenetic and Post-Translational Statuses in Brain Neurons. <text:span text:style-name="T109">Mol Neurobiol</text:span>. 2019;56(7):4820-4837. doi:10.1007/s12035-018-1401-5</text:p>
        <text:p text:style-name="Bibliography_20_1">12.<text:tab/>Zhu M, Jia L, Li F, Jia J. Identification of KIAA0513 and Other Hub Genes Associated With Alzheimer Disease Using Weighted Gene Coexpression Network Analysis. <text:span text:style-name="T109">Front Genet</text:span>. 2020;11. doi:10.3389/fgene.2020.00981</text:p>
        <text:p text:style-name="Bibliography_20_1">13.<text:tab/>Wolff MS, Engel SM, Berkowitz GS, et al. Prenatal phenol and phthalate exposures and birth outcomes. <text:span text:style-name="T109">Environ Health Perspect</text:span>. 2008;116(8):1092-1097. doi:10.1289/ehp.11007</text:p>
        <text:p text:style-name="Bibliography_20_1"><text:soft-page-break/>14.<text:tab/>Philippat C, Mortamais M, Chevrier C, et al. Exposure to phthalates and phenols during pregnancy and offspring size at birth. <text:span text:style-name="T109">Environ Health Perspect</text:span>. 2012;120(3):464-470. doi:10.1289/ehp.1103634</text:p>
        <text:p text:style-name="Bibliography_20_1">15.<text:tab/>Mitchell SC, Zhang AQ, Smith RL. Dimethylamine and diet. <text:span text:style-name="T109">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109">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109">Toxicol Appl Pharmacol</text:span>. 2016;308:32-45. doi:10.1016/j.taap.2016.08.013</text:p>
        <text:p text:style-name="Bibliography_20_1">18.<text:tab/>Lankester J, Patel C, Cullen MR, Ley C, Parsonnet J. Urinary triclosan is associated with elevated body mass index in NHANES. <text:span text:style-name="T109">PloS One</text:span>. 2013;8(11):e80057. doi:10.1371/journal.pone.0080057</text:p>
        <text:p text:style-name="Bibliography_20_1">19.<text:tab/>Philippat C, Botton J, Calafat AM, et al. Prenatal exposure to phenols and growth in boys. <text:span text:style-name="T109">Epidemiol Camb Mass</text:span>. 2014;25(5):625-635. doi:10.1097/EDE.0000000000000132</text:p>
        <text:p text:style-name="Bibliography_20_1">20.<text:tab/>Bertelsen RJ, Longnecker MP, Løvik M, et al. Triclosan exposure and allergic sensitization in Norwegian children. <text:span text:style-name="T109">Allergy</text:span>. 2013;68(1):84-91. doi:10.1111/all.12058</text:p>
        <text:p text:style-name="Bibliography_20_1">21.<text:tab/>Raut SA, Angus RA. Triclosan has endocrine-disrupting effects in male western mosquitofish, Gambusia affinis. <text:span text:style-name="T109">Environ Toxicol Chem</text:span>. 2010;29(6):1287-1291. doi:10.1002/etc.150</text:p>
        <text:p text:style-name="Bibliography_20_1">22.<text:tab/>Barros SP, Wirojchanasak S, Barrow DA, Panagakos FS, Devizio W, Offenbacher S. Triclosan inhibition of acute and chronic inflammatory gene pathways. <text:span text:style-name="T109">J Clin Periodontol</text:span>. 2010;37(5):412-418. doi:10.1111/j.1600-051X.2010.01548.x</text:p>
        <text:p text:style-name="Bibliography_20_1">23.<text:tab/>Hua X, Cao XY, Wang XL, Sun P, Chen L. Exposure of Pregnant Mice to Triclosan Causes Insulin Resistance via Thyroxine Reduction. <text:span text:style-name="T109">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109">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109">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109">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109">Reprod Toxicol Elmsford N</text:span>. 2013;42:232-241. doi:10.1016/j.reprotox.2013.10.001</text:p>
        <text:p text:style-name="Bibliography_20_1"><text:soft-page-break/>28.<text:tab/>Casas M, Valvi D, Ballesteros-Gomez A, et al. Exposure to Bisphenol A and Phthalates during Pregnancy and Ultrasound Measures of Fetal Growth in the INMA-Sabadell Cohort. <text:span text:style-name="T109">Environ Health Perspect</text:span>. 2016;124(4):521-528. doi:10.1289/ehp.1409190</text:p>
        <text:p text:style-name="Bibliography_20_1">29.<text:tab/>Hatch EE, Nelson JW, Qureshi MM, et al. Association of urinary phthalate metabolite concentrations with body mass index and waist circumference: a cross-sectional study of NHANES data, 1999-2002. <text:span text:style-name="T109">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109">Environ Health Perspect</text:span>. 2007;115(6):876-882. doi:10.1289/ehp.9882</text:p>
        <text:p text:style-name="Bibliography_20_1">31.<text:tab/>Zhou M, Ford B, Lee D, et al. Metabolomic Markers of Phthalate Exposure in Plasma and Urine of Pregnant Women. <text:span text:style-name="T109">Front Public Health</text:span>. 2018;6. doi:10.3389/fpubh.2018.00298</text:p>
        <text:p text:style-name="Bibliography_20_1">32.<text:tab/>Leng J, Li H, Niu Y, et al. Low-dose mono(2-ethylhexyl) phthalate promotes ovarian cancer development through PPARα-dependent PI3K/Akt/NF-κB pathway. <text:span text:style-name="T109">Sci Total Environ</text:span>. 2021;790:147990. doi:10.1016/j.scitotenv.2021.147990</text:p>
        <text:p text:style-name="Bibliography_20_1">33.<text:tab/>Tan H, Wang L, Liu Z. Suprabasin: Role in human cancers and other diseases. <text:span text:style-name="T109">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109">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109">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109">Lancet Planet Health</text:span>. 2019;3(2):e81-e92. doi:10.1016/S2542-5196(19)30010-5</text:p>
        <text:p text:style-name="Bibliography_20_1">37.<text:tab/>Lind PM, Lind L. Circulating levels of bisphenol A and phthalates are related to carotid atherosclerosis in the elderly. <text:span text:style-name="T109">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109">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109">Environ Health Glob Access Sci Source</text:span>. 2012;11:21. doi:10.1186/1476-069X-11-21</text:p>
        <text:p text:style-name="Bibliography_20_1">40.<text:tab/>Ferguson KK, Rosen EM, Rosario Z, et al. Environmental phthalate exposure and preterm birth in the PROTECT birth cohort. <text:span text:style-name="T109">Environ Int</text:span>. 2019;132:105099. doi:10.1016/j.envint.2019.105099</text:p>
        <text:p text:style-name="Bibliography_20_1">41.<text:tab/>Percy Z, Xu Y, Sucharew H, et al. Gestational exposure to phthalates and gender-related play behaviors in 8-year-old children: an observational study. <text:span text:style-name="T109">Environ Health Glob Access Sci </text:span><text:soft-page-break/><text:span text:style-name="T109">Source</text:span>. 2016;15(1):87. doi:10.1186/s12940-016-0171-7</text:p>
        <text:p text:style-name="Bibliography_20_1">42.<text:tab/>Kim S, Chen J, Cheng T, et al. PubChem in 2021: new data content and improved web interfaces. <text:span text:style-name="T109">Nucleic Acids Res</text:span>. 2020;49(D1):D1388-D1395. doi:10.1093/nar/gkaa971</text:p>
        <text:p text:style-name="Bibliography_20_1">43.<text:tab/>Li M, Zou D, Li Z, et al. EWAS Atlas: a curated knowledgebase of epigenome-wide association studies. <text:span text:style-name="T109">Nucleic Acids Res</text:span>. 2019;47(D1):D983-D988. doi:10.1093/nar/gky102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9-06T16:27:32.366660249</dc:date>
    <meta:editing-cycles>129</meta:editing-cycles>
    <meta:editing-duration>P2DT5H31M13S</meta:editing-duration>
    <meta:generator>LibreOffice/7.3.5.2$Linux_X86_64 LibreOffice_project/30$Build-2</meta:generator>
    <meta:print-date>2022-08-08T11:08:18.982170679</meta:print-date>
    <meta:document-statistic meta:table-count="7" meta:image-count="0" meta:object-count="0" meta:page-count="14" meta:paragraph-count="704" meta:word-count="2527" meta:character-count="17969" meta:non-whitespace-character-count="16145"/>
    <meta:user-defined meta:name="ZOTERO_PREF_1">&lt;data data-version="3" zotero-version="6.0.13"&gt;&lt;session id="zXxjrqHf"/&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